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3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228cm"/>
    </style:style>
    <style:style style:name="co4" style:family="table-column">
      <style:table-column-properties fo:break-before="auto" style:column-width="0.713cm"/>
    </style:style>
    <style:style style:name="co5" style:family="table-column">
      <style:table-column-properties fo:break-before="auto" style:column-width="3.833cm"/>
    </style:style>
    <style:style style:name="co6" style:family="table-column">
      <style:table-column-properties fo:break-before="auto" style:column-width="3.741cm"/>
    </style:style>
    <style:style style:name="co7" style:family="table-column">
      <style:table-column-properties fo:break-before="auto" style:column-width="3.136cm"/>
    </style:style>
    <style:style style:name="co8" style:family="table-column">
      <style:table-column-properties fo:break-before="auto" style:column-width="3.438cm"/>
    </style:style>
    <style:style style:name="co9" style:family="table-column">
      <style:table-column-properties fo:break-before="auto" style:column-width="0.727cm"/>
    </style:style>
    <style:style style:name="co10" style:family="table-column">
      <style:table-column-properties fo:break-before="auto" style:column-width="3.717cm"/>
    </style:style>
    <style:style style:name="co11" style:family="table-column">
      <style:table-column-properties fo:break-before="auto" style:column-width="4.581cm"/>
    </style:style>
    <style:style style:name="co12" style:family="table-column">
      <style:table-column-properties fo:break-before="auto" style:column-width="4.036cm"/>
    </style:style>
    <style:style style:name="co13" style:family="table-column">
      <style:table-column-properties fo:break-before="auto" style:column-width="3.69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3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6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Arial" style:font-name-asian="Arial Unicode MS" style:font-name-complex="Arial Unicode MS"/>
    </style:style>
    <style:style style:name="ce1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ff3333" style:font-name="Arial" fo:font-weight="bold" style:font-name-asian="Arial Unicode MS" style:font-weight-asian="bold" style:font-name-complex="Arial Unicode MS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112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2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 style:data-style-name="N112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/>
          <table:table-cell table:style-name="ce3" office:value-type="string">
            <text:p>Multiclasses</text:p>
          </table:table-cell>
          <table:table-cell table:number-columns-repeated="3"/>
          <table:table-cell table:style-name="ce1"/>
          <table:table-cell table:style-name="ce3" office:value-type="string">
            <text:p>Duas classes</text:p>
          </table:table-cell>
          <table:table-cell table:number-columns-repeated="3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table:style-name="ce1"/>
          <table:table-cell table:number-columns-repeated="4"/>
          <table:table-cell table:style-name="ce7" office:value-type="string">
            <text:p><text:s text:c="3"/>Todos <text:s text:c="7"/></text:p>
          </table:table-cell>
          <table:table-cell table:style-name="ce8" table:formula="of:=SUM([.I4];[.I18];[.I32];[.I46];[.I60])" office:value-type="float" office:value="25">
            <text:p>25</text:p>
          </table:table-cell>
          <table:table-cell table:style-name="ce8" table:formula="of:=SUM([.D4];[.D18];[.D32];[.D46])" office:value-type="float" office:value="22">
            <text:p>22</text:p>
          </table:table-cell>
          <table:table-cell table:style-name="ce8" table:formula="of:=SUM([.D4];[.I4];[.D18];[.I18];[.D32];[.I32];[.D46];[.I46];[.I60])" office:value-type="float" office:value="47">
            <text:p>47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OREL</text:p>
          </table:table-cell>
          <table:table-cell table:number-columns-repeated="4"/>
          <table:table-cell table:style-name="ce1" office:value-type="string">
            <text:p>Elefant and Horse</text:p>
          </table:table-cell>
          <table:table-cell table:number-columns-repeated="4"/>
          <table:table-cell table:style-name="ce7" office:value-type="string">
            <text:p><text:s text:c="2"/>Aguçamento <text:s text:c="3"/></text:p>
          </table:table-cell>
          <table:table-cell table:style-name="ce9" table:formula="of:=SUM([.I5];[.I19];[.I33];[.I47];[.I61])" office:value-type="float" office:value="16">
            <text:p>16</text:p>
          </table:table-cell>
          <table:table-cell table:style-name="ce8" table:formula="of:=SUM([.D5];[.D19];[.D33];[.D47])" office:value-type="float" office:value="27">
            <text:p>27</text:p>
          </table:table-cell>
          <table:table-cell table:style-name="ce8" table:formula="of:=SUM([.D5];[.I5];[.D19];[.I19];[.D33];[.I33];[.D47];[.I47];[.I61])" office:value-type="float" office:value="43">
            <text:p>43</text:p>
          </table:table-cell>
          <table:table-cell table:number-columns-repeated="4"/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61.216388">
            <text:p>61,216388</text:p>
          </table:table-cell>
          <table:table-cell office:value-type="float" office:value="2.205391">
            <text:p>2,20539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91.090913">
            <text:p>91,090913</text:p>
          </table:table-cell>
          <table:table-cell office:value-type="float" office:value="4.559066">
            <text:p>4,559066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10" table:formula="of:=SUM([.I6];[.I20];[.I34];[.I48];[.I62])" office:value-type="float" office:value="44">
            <text:p>44</text:p>
          </table:table-cell>
          <table:table-cell table:style-name="ce8" table:formula="of:=SUM([.D6];[.D20];[.D34];[.D48])" office:value-type="float" office:value="29">
            <text:p>29</text:p>
          </table:table-cell>
          <table:table-cell table:style-name="ce8" table:formula="of:=SUM([.D6];[.I6];[.D20];[.I20];[.D34];[.I34];[.D48];[.I48];[.I62])" office:value-type="float" office:value="73">
            <text:p>73</text:p>
          </table:table-cell>
          <table:table-cell table:number-columns-repeated="4"/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61.098384">
            <text:p>61,098384</text:p>
          </table:table-cell>
          <table:table-cell office:value-type="float" office:value="2.275732">
            <text:p>2,27573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 text:c="2"/>Aguçamento <text:s text:c="3"/></text:p>
          </table:table-cell>
          <table:table-cell office:value-type="float" office:value="91.002678">
            <text:p>91,002678</text:p>
          </table:table-cell>
          <table:table-cell office:value-type="float" office:value="4.907016">
            <text:p>4,907016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10" table:formula="of:=SUM([.I7];[.I21];[.I35];[.I49];[.I63])" office:value-type="float" office:value="37">
            <text:p>37</text:p>
          </table:table-cell>
          <table:table-cell table:style-name="ce8" table:formula="of:=SUM([.D7];[.D21];[.D35];[.D49])" office:value-type="float" office:value="32">
            <text:p>32</text:p>
          </table:table-cell>
          <table:table-cell table:style-name="ce8" table:formula="of:=SUM([.D7];[.I7];[.D21];[.I21];[.D35];[.I35];[.D49];[.I49];[.I63])" office:value-type="float" office:value="69">
            <text:p>69</text:p>
          </table:table-cell>
          <table:table-cell table:number-columns-repeated="4"/>
        </table:table-row>
        <table:table-row table:style-name="ro1">
          <table:table-cell office:value-type="string">
            <text:p><text:s text:c="2"/>Borramento <text:s text:c="3"/></text:p>
          </table:table-cell>
          <table:table-cell office:value-type="float" office:value="60.369376">
            <text:p>60,369376</text:p>
          </table:table-cell>
          <table:table-cell office:value-type="float" office:value="2.254895">
            <text:p>2,254895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89.3945">
            <text:p>89,3945</text:p>
          </table:table-cell>
          <table:table-cell office:value-type="float" office:value="5.103498">
            <text:p>5,103498</text:p>
          </table:table-cell>
          <table:table-cell office:value-type="float" office:value="9">
            <text:p>9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10" table:formula="of:=SUM([.I8];[.I22];[.I36];[.I50];[.I64])" office:value-type="float" office:value="29">
            <text:p>29</text:p>
          </table:table-cell>
          <table:table-cell table:style-name="ce8" table:formula="of:=SUM([.D8];[.D22];[.D36];[.D50])" office:value-type="float" office:value="28">
            <text:p>28</text:p>
          </table:table-cell>
          <table:table-cell table:style-name="ce8" table:formula="of:=SUM([.D8];[.I8];[.D22];[.I22];[.D36];[.I36];[.D50];[.I50];[.I64])" office:value-type="float" office:value="57">
            <text:p>57</text:p>
          </table:table-cell>
          <table:table-cell table:number-columns-repeated="4"/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60.630235">
            <text:p>60,630235</text:p>
          </table:table-cell>
          <table:table-cell office:value-type="float" office:value="2.212156">
            <text:p>2,212156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90.934305">
            <text:p>90,934305</text:p>
          </table:table-cell>
          <table:table-cell office:value-type="float" office:value="4.399334">
            <text:p>4,399334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1" table:formula="of:=SUM([.I9];[.I23];[.I37];[.I51];[.I65])" office:value-type="float" office:value="17">
            <text:p>17</text:p>
          </table:table-cell>
          <table:table-cell table:style-name="ce8" table:formula="of:=SUM([.D9];[.D23];[.D37];[.D51])" office:value-type="float" office:value="18">
            <text:p>18</text:p>
          </table:table-cell>
          <table:table-cell table:style-name="ce9" table:formula="of:=SUM([.D9];[.I9];[.D23];[.I23];[.D37];[.I37];[.D51];[.I51];[.I65])" office:value-type="float" office:value="35">
            <text:p>35</text:p>
          </table:table-cell>
          <table:table-cell table:number-columns-repeated="4"/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60.568624">
            <text:p>60,568624</text:p>
          </table:table-cell>
          <table:table-cell office:value-type="float" office:value="2.254904">
            <text:p>2,254904</text:p>
          </table:table-cell>
          <table:table-cell office:value-type="float" office:value="10">
            <text:p>10</text:p>
          </table:table-cell>
          <table:table-cell/>
          <table:table-cell table:style-name="ce2" office:value-type="string">
            <text:p><text:s text:c="2"/>Composição 4 <text:s/></text:p>
          </table:table-cell>
          <table:table-cell table:style-name="ce5" office:value-type="float" office:value="91.773528">
            <text:p>91,773528</text:p>
          </table:table-cell>
          <table:table-cell table:style-name="ce5" office:value-type="float" office:value="4.909852">
            <text:p>4,909852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10" table:formula="of:=SUM([.I10];[.I24];[.I38];[.I52];[.I66])" office:value-type="float" office:value="25">
            <text:p>25</text:p>
          </table:table-cell>
          <table:table-cell table:style-name="ce9" table:formula="of:=SUM([.D10];[.D24];[.D38];[.D52])" office:value-type="float" office:value="14">
            <text:p>14</text:p>
          </table:table-cell>
          <table:table-cell table:style-name="ce9" table:formula="of:=SUM([.D10];[.I10];[.D24];[.I24];[.D38];[.I38];[.D52];[.I52];[.I66])" office:value-type="float" office:value="39">
            <text:p>39</text:p>
          </table:table-cell>
          <table:table-cell table:number-columns-repeated="4"/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61.296003">
            <text:p>61,296003</text:p>
          </table:table-cell>
          <table:table-cell office:value-type="float" office:value="2.101686">
            <text:p>2,10168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90.893133">
            <text:p>90,893133</text:p>
          </table:table-cell>
          <table:table-cell office:value-type="float" office:value="5.285833">
            <text:p>5,285833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10" table:formula="of:=SUM([.I11];[.I25];[.I39];[.I53];[.I67])" office:value-type="float" office:value="47">
            <text:p>47</text:p>
          </table:table-cell>
          <table:table-cell table:style-name="ce8" table:formula="of:=SUM([.D11];[.D25];[.D39];[.D53])" office:value-type="float" office:value="28">
            <text:p>28</text:p>
          </table:table-cell>
          <table:table-cell table:style-name="ce8" table:formula="of:=SUM([.D11];[.I11];[.D25];[.I25];[.D39];[.I39];[.D53];[.I53];[.I67])" office:value-type="float" office:value="75">
            <text:p>75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61.366671">
            <text:p>61,366671</text:p>
          </table:table-cell>
          <table:table-cell table:style-name="ce5" office:value-type="float" office:value="2.225635">
            <text:p>2,225635</text:p>
          </table:table-cell>
          <table:table-cell table:style-name="ce2" office:value-type="float" office:value="1">
            <text:p>1</text:p>
          </table:table-cell>
          <table:table-cell office:value-type="string">
            <text:p>← Considerei empate</text:p>
          </table:table-cell>
          <table:table-cell office:value-type="string">
            <text:p><text:s text:c="2"/>Mistura <text:s text:c="6"/></text:p>
          </table:table-cell>
          <table:table-cell office:value-type="float" office:value="90.177055">
            <text:p>90,177055</text:p>
          </table:table-cell>
          <table:table-cell office:value-type="float" office:value="4.409787">
            <text:p>4,409787</text:p>
          </table:table-cell>
          <table:table-cell office:value-type="float" office:value="7">
            <text:p>7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0" table:formula="of:=SUM([.I12];[.I26];[.I40];[.I54];[.I68])" office:value-type="float" office:value="22">
            <text:p>22</text:p>
          </table:table-cell>
          <table:table-cell table:style-name="ce8" table:formula="of:=SUM([.D12];[.D26];[.D40];[.D54])" office:value-type="float" office:value="24">
            <text:p>24</text:p>
          </table:table-cell>
          <table:table-cell table:style-name="ce8" table:formula="of:=SUM([.D12];[.I12];[.D26];[.I26];[.D40];[.I40];[.D54];[.I54];[.I68])" office:value-type="float" office:value="46">
            <text:p>46</text:p>
          </table:table-cell>
          <table:table-cell table:number-columns-repeated="4"/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60.825884">
            <text:p>60,825884</text:p>
          </table:table-cell>
          <table:table-cell office:value-type="float" office:value="2.358098">
            <text:p>2,35809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89.33777">
            <text:p>89,33777</text:p>
          </table:table-cell>
          <table:table-cell office:value-type="float" office:value="5.169757">
            <text:p>5,169757</text:p>
          </table:table-cell>
          <table:table-cell office:value-type="float" office:value="10">
            <text:p>10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10" table:formula="of:=SUM([.I13];[.I27];[.I41];[.I55];[.I69])" office:value-type="float" office:value="47">
            <text:p>47</text:p>
          </table:table-cell>
          <table:table-cell table:style-name="ce8" table:formula="of:=SUM([.D13];[.D27];[.D41];[.D55])" office:value-type="float" office:value="42">
            <text:p>42</text:p>
          </table:table-cell>
          <table:table-cell table:style-name="ce8" table:formula="of:=SUM([.D13];[.I13];[.D27];[.I27];[.D41];[.I41];[.D55];[.I55];[.I69])" office:value-type="float" office:value="89">
            <text:p>89</text:p>
          </table:table-cell>
          <table:table-cell table:number-columns-repeated="4"/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61.050988">
            <text:p>61,050988</text:p>
          </table:table-cell>
          <table:table-cell office:value-type="float" office:value="2.271443">
            <text:p>2,27144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91.282655">
            <text:p>91,282655</text:p>
          </table:table-cell>
          <table:table-cell office:value-type="float" office:value="4.230281">
            <text:p>4,230281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10" table:formula="of:=SUM([.I14];[.I28];[.I42];[.I56];[.I70])" office:value-type="float" office:value="29">
            <text:p>29</text:p>
          </table:table-cell>
          <table:table-cell table:style-name="ce9" table:formula="of:=SUM([.D14];[.D28];[.D42];[.D56])" office:value-type="float" office:value="13">
            <text:p>13</text:p>
          </table:table-cell>
          <table:table-cell table:style-name="ce8" table:formula="of:=SUM([.D14];[.I14];[.D28];[.I28];[.D42];[.I42];[.D56];[.I56];[.I70])" office:value-type="float" office:value="42">
            <text:p>42</text:p>
          </table:table-cell>
          <table:table-cell table:number-columns-repeated="4"/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60.886122">
            <text:p>60,886122</text:p>
          </table:table-cell>
          <table:table-cell office:value-type="float" office:value="2.321783">
            <text:p>2,32178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8.616535">
            <text:p>88,616535</text:p>
          </table:table-cell>
          <table:table-cell office:value-type="float" office:value="5.567976">
            <text:p>5,567976</text:p>
          </table:table-cell>
          <table:table-cell office:value-type="float" office:value="11">
            <text:p>11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10" table:formula="of:=SUM([.I15];[.I29];[.I43];[.I57];[.I71])" office:value-type="float" office:value="52">
            <text:p>52</text:p>
          </table:table-cell>
          <table:table-cell table:style-name="ce8" table:formula="of:=SUM([.D15];[.D29];[.D43];[.D57])" office:value-type="float" office:value="34">
            <text:p>34</text:p>
          </table:table-cell>
          <table:table-cell table:style-name="ce8" table:formula="of:=SUM([.D15];[.I15];[.D29];[.I29];[.D43];[.I43];[.D57];[.I57];[.I71])" office:value-type="float" office:value="86">
            <text:p>86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/>SMOTE <text:s text:c="9"/></text:p>
          </table:table-cell>
          <table:table-cell table:style-name="ce5" office:value-type="float" office:value="61.368896">
            <text:p>61,368896</text:p>
          </table:table-cell>
          <table:table-cell table:style-name="ce5" office:value-type="float" office:value="2.148675">
            <text:p>2,148675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90.173808">
            <text:p>90,173808</text:p>
          </table:table-cell>
          <table:table-cell office:value-type="float" office:value="4.566863">
            <text:p>4,566863</text:p>
          </table:table-cell>
          <table:table-cell office:value-type="float" office:value="8">
            <text:p>8</text:p>
          </table:table-cell>
          <table:table-cell table:number-columns-repeated="9"/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60.362256">
            <text:p>60,362256</text:p>
          </table:table-cell>
          <table:table-cell office:value-type="float" office:value="2.290263">
            <text:p>2,290263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88.258567">
            <text:p>88,258567</text:p>
          </table:table-cell>
          <table:table-cell office:value-type="float" office:value="5.538461">
            <text:p>5,538461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1">
          <table:table-cell table:style-name="ce1"/>
          <table:table-cell table:number-columns-repeated="9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style-name="ce16" office:value-type="string">
            <text:p>Desvio padrão</text:p>
          </table:table-cell>
          <table:table-cell table:style-name="ce16" office:value-type="string">
            <text:p>Diff </text:p>
          </table:table-cell>
          <table:table-cell table:style-name="ce16" office:value-type="string">
            <text:p>STD</text:p>
          </table:table-cell>
          <table:table-cell/>
        </table:table-row>
        <table:table-row table:style-name="ro1">
          <table:table-cell table:style-name="ce1" office:value-type="string">
            <text:p>CALTECH</text:p>
          </table:table-cell>
          <table:table-cell table:number-columns-repeated="4"/>
          <table:table-cell table:style-name="ce1" office:value-type="string">
            <text:p>Beach and Mountain</text:p>
          </table:table-cell>
          <table:table-cell table:number-columns-repeated="4"/>
          <table:table-cell table:style-name="ce7" office:value-type="string">
            <text:p><text:s text:c="3"/>Todos <text:s text:c="7"/></text:p>
          </table:table-cell>
          <table:table-cell table:style-name="ce8" table:formula="of:=SUM([.G4];[.G18];[.G32];[.G46];[.G60])/5" office:value-type="float" office:value="82.3580892">
            <text:p>82,3580892</text:p>
          </table:table-cell>
          <table:table-cell table:style-name="ce8" table:formula="of:=SUM([.B4];[.B18];[.B32];[.B46])/4" office:value-type="float" office:value="71.9439135">
            <text:p>71,9439135</text:p>
          </table:table-cell>
          <table:table-cell table:style-name="ce8" table:formula="of:=SUM([.B4];[.G4];[.B18];[.G18];[.B32];[.G32];[.B46];[.G46];[.G60])/9" office:value-type="float" office:value="77.7295666666667">
            <text:p>77,7295666667</text:p>
          </table:table-cell>
          <table:table-cell table:style-name="ce8" table:formula="of:=STDEVPA([.B4];[.G4];[.B18];[.G18];[.B32];[.G32];[.B46];[.G46];[.G60])" office:value-type="float" office:value="12.6739528971864">
            <text:p>12,6739528972</text:p>
          </table:table-cell>
          <table:table-cell table:style-name="ce12" table:formula="of:=SUM([.B4]-[.B15];[.G4]-[.G15];[.B18]-[.B29];[.G18]-[.G29];[.B32]-[.B43];[.G32]-[.G43];[.B46]-[.B57];[.G46]-[.G57];[.G60]-[.G71])" office:value-type="float" office:value="-5.21159599999998">
            <text:p>-5,211596</text:p>
          </table:table-cell>
          <table:table-cell table:style-name="ce17" table:formula="of:=STDEVPA([.B4]-[.B15];[.G4]-[.G15];[.B18]-[.B29];[.G18]-[.G29];[.B32]-[.B43];[.G32]-[.G43];[.B46]-[.B57];[.G46]-[.G57];[.G60]-[.G71])" office:value-type="float" office:value="5.9225491414168">
            <text:p>5,9225491414</text:p>
          </table:table-cell>
          <table:table-cell/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77.591493">
            <text:p>77,591493</text:p>
          </table:table-cell>
          <table:table-cell office:value-type="float" office:value="3.387543">
            <text:p>3,38754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66.015325">
            <text:p>66,015325</text:p>
          </table:table-cell>
          <table:table-cell office:value-type="float" office:value="5.621643">
            <text:p>5,621643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<text:s text:c="2"/>Aguçamento <text:s text:c="3"/></text:p>
          </table:table-cell>
          <table:table-cell table:style-name="ce6" table:formula="of:=SUM([.G5];[.G19];[.G33];[.G47];[.G61])/5" office:value-type="float" office:value="84.4735752">
            <text:p>84,4735752</text:p>
          </table:table-cell>
          <table:table-cell table:style-name="ce6" table:formula="of:=SUM([.B5];[.B19];[.B33];[.B47])/4" office:value-type="float" office:value="74.81765375">
            <text:p>74,81765375</text:p>
          </table:table-cell>
          <table:table-cell table:style-name="ce6" table:formula="of:=SUM([.B5];[.G5];[.B19];[.G19];[.B33];[.G33];[.B47];[.G47];[.G61])/9" office:value-type="float" office:value="80.1820545555556">
            <text:p>80,1820545556</text:p>
          </table:table-cell>
          <table:table-cell table:style-name="ce8" table:formula="of:=STDEVPA([.B5];[.G5];[.B19];[.G19];[.B33];[.G33];[.B47];[.G47];[.G61])" office:value-type="float" office:value="12.1908302197818">
            <text:p>12,1908302198</text:p>
          </table:table-cell>
          <table:table-cell table:style-name="ce6" table:formula="of:=SUM([.B5]-[.B15];[.G5]-[.G15];[.B19]-[.B29];[.G19]-[.G29];[.B33]-[.B43];[.G33]-[.G43];[.B47]-[.B57];[.G47]-[.G57];[.G61]-[.G71])" office:value-type="float" office:value="16.860795">
            <text:p>16,860795</text:p>
          </table:table-cell>
          <table:table-cell table:style-name="ce12" table:formula="of:=STDEVPA([.B5]-[.B15];[.G5]-[.G15];[.B19]-[.B29];[.G19]-[.G29];[.B33]-[.B43];[.G33]-[.G43];[.B47]-[.B57];[.G47]-[.G57];[.G61]-[.G71])" office:value-type="float" office:value="2.20628277611622">
            <text:p>2,2062827761</text:p>
          </table:table-cell>
          <table:table-cell/>
        </table:table-row>
        <table:table-row table:style-name="ro2">
          <table:table-cell office:value-type="string">
            <text:p><text:s text:c="2"/>Aguçamento <text:s text:c="3"/></text:p>
          </table:table-cell>
          <table:table-cell office:value-type="float" office:value="76.982412">
            <text:p>76,982412</text:p>
          </table:table-cell>
          <table:table-cell office:value-type="float" office:value="3.48275">
            <text:p>3,48275</text:p>
          </table:table-cell>
          <table:table-cell office:value-type="float" office:value="5">
            <text:p>5</text:p>
          </table:table-cell>
          <table:table-cell/>
          <table:table-cell table:style-name="ce2" office:value-type="string">
            <text:p><text:s text:c="2"/>Aguçamento <text:s text:c="3"/></text:p>
          </table:table-cell>
          <table:table-cell table:style-name="ce5" office:value-type="float" office:value="66.6843">
            <text:p>66,6843</text:p>
          </table:table-cell>
          <table:table-cell table:style-name="ce5" office:value-type="float" office:value="5.619944">
            <text:p>5,619944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8" table:formula="of:=SUM([.G6];[.G20];[.G34];[.G48];[.G62])/5" office:value-type="float" office:value="82.164793">
            <text:p>82,164793</text:p>
          </table:table-cell>
          <table:table-cell table:style-name="ce12" table:formula="of:=SUM([.B6];[.B20];[.B34];[.B48])/4" office:value-type="float" office:value="74.55532025">
            <text:p>74,55532025</text:p>
          </table:table-cell>
          <table:table-cell table:style-name="ce8" table:formula="of:=SUM([.B6];[.G6];[.B20];[.G20];[.B34];[.G34];[.B48];[.G48];[.G62])/9" office:value-type="float" office:value="78.7828051111111">
            <text:p>78,7828051111</text:p>
          </table:table-cell>
          <table:table-cell table:style-name="ce8" table:formula="of:=STDEVPA([.B6];[.G6];[.B20];[.G20];[.B34];[.G34];[.B48];[.G48];[.G62])" office:value-type="float" office:value="12.535224528227">
            <text:p>12,5352245282</text:p>
          </table:table-cell>
          <table:table-cell table:style-name="ce12" table:formula="of:=SUM([.B6]-[.B15];[.G6]-[.G15];[.B20]-[.B29];[.G20]-[.G29];[.B34]-[.B43];[.G34]-[.G43];[.B48]-[.B57];[.G48]-[.G57];[.G62]-[.G71])" office:value-type="float" office:value="4.26755000000001">
            <text:p>4,26755</text:p>
          </table:table-cell>
          <table:table-cell table:style-name="ce17" table:formula="of:=STDEVPA([.B6]-[.B15];[.G6]-[.G15];[.B20]-[.B29];[.G20]-[.G29];[.B34]-[.B43];[.G34]-[.G43];[.B48]-[.B57];[.G48]-[.G57];[.G62]-[.G71])" office:value-type="float" office:value="0.819487485304046">
            <text:p>0,8194874853</text:p>
          </table:table-cell>
          <table:table-cell/>
        </table:table-row>
        <table:table-row table:style-name="ro2">
          <table:table-cell office:value-type="string">
            <text:p><text:s text:c="2"/>Borramento <text:s text:c="3"/></text:p>
          </table:table-cell>
          <table:table-cell office:value-type="float" office:value="75.736587">
            <text:p>75,736587</text:p>
          </table:table-cell>
          <table:table-cell office:value-type="float" office:value="3.812333">
            <text:p>3,812333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62.18643">
            <text:p>62,18643</text:p>
          </table:table-cell>
          <table:table-cell office:value-type="float" office:value="6.509084">
            <text:p>6,509084</text:p>
          </table:table-cell>
          <table:table-cell office:value-type="float" office:value="9">
            <text:p>9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8" table:formula="of:=SUM([.G7];[.G21];[.G35];[.G49];[.G63])/5" office:value-type="float" office:value="82.9778496">
            <text:p>82,9778496</text:p>
          </table:table-cell>
          <table:table-cell table:style-name="ce12" table:formula="of:=SUM([.B7];[.B21];[.B35];[.B49])/4" office:value-type="float" office:value="74.58191175">
            <text:p>74,58191175</text:p>
          </table:table-cell>
          <table:table-cell table:style-name="ce8" table:formula="of:=SUM([.B7];[.G7];[.B21];[.G21];[.B35];[.G35];[.B49];[.G49];[.G63])/9" office:value-type="float" office:value="79.2463216666667">
            <text:p>79,2463216667</text:p>
          </table:table-cell>
          <table:table-cell table:style-name="ce8" table:formula="of:=STDEVPA([.B7];[.G7];[.B21];[.G21];[.B35];[.G35];[.B49];[.G49];[.G63])" office:value-type="float" office:value="12.4445128852779">
            <text:p>12,4445128853</text:p>
          </table:table-cell>
          <table:table-cell table:style-name="ce12" table:formula="of:=SUM([.B7]-[.B15];[.G7]-[.G15];[.B21]-[.B29];[.G21]-[.G29];[.B35]-[.B43];[.G35]-[.G43];[.B49]-[.B57];[.G49]-[.G57];[.G63]-[.G71])" office:value-type="float" office:value="8.43919899999999">
            <text:p>8,439199</text:p>
          </table:table-cell>
          <table:table-cell table:style-name="ce17" table:formula="of:=STDEVPA([.B7]-[.B15];[.G7]-[.G15];[.B21]-[.B29];[.G21]-[.G29];[.B35]-[.B43];[.G35]-[.G43];[.B49]-[.B57];[.G49]-[.G57];[.G63]-[.G71])" office:value-type="float" office:value="1.35129165079702">
            <text:p>1,3512916508</text:p>
          </table:table-cell>
          <table:table-cell/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75.742438">
            <text:p>75,742438</text:p>
          </table:table-cell>
          <table:table-cell office:value-type="float" office:value="3.823391">
            <text:p>3,823391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63.225965">
            <text:p>63,225965</text:p>
          </table:table-cell>
          <table:table-cell office:value-type="float" office:value="7.920787">
            <text:p>7,920787</text:p>
          </table:table-cell>
          <table:table-cell office:value-type="float" office:value="8">
            <text:p>8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8" table:formula="of:=SUM([.G8];[.G22];[.G36];[.G50];[.G64])/5" office:value-type="float" office:value="83.1237382">
            <text:p>83,1237382</text:p>
          </table:table-cell>
          <table:table-cell table:style-name="ce12" table:formula="of:=SUM([.B8];[.B22];[.B36];[.B50])/4" office:value-type="float" office:value="74.667785">
            <text:p>74,667785</text:p>
          </table:table-cell>
          <table:table-cell table:style-name="ce8" table:formula="of:=SUM([.B8];[.G8];[.B22];[.G22];[.B36];[.G36];[.B50];[.G50];[.G64])/9" office:value-type="float" office:value="79.3655367777778">
            <text:p>79,3655367778</text:p>
          </table:table-cell>
          <table:table-cell table:style-name="ce8" table:formula="of:=STDEVPA([.B8];[.G8];[.B22];[.G22];[.B36];[.G36];[.B50];[.G50];[.G64])" office:value-type="float" office:value="12.5110386133521">
            <text:p>12,5110386134</text:p>
          </table:table-cell>
          <table:table-cell table:style-name="ce12" table:formula="of:=SUM([.B8]-[.B15];[.G8]-[.G15];[.B22]-[.B29];[.G22]-[.G29];[.B36]-[.B43];[.G36]-[.G43];[.B50]-[.B57];[.G50]-[.G57];[.G64]-[.G71])" office:value-type="float" office:value="9.512135">
            <text:p>9,512135</text:p>
          </table:table-cell>
          <table:table-cell table:style-name="ce17" table:formula="of:=STDEVPA([.B8]-[.B15];[.G8]-[.G15];[.B22]-[.B29];[.G22]-[.G29];[.B36]-[.B43];[.G36]-[.G43];[.B50]-[.B57];[.G50]-[.G57];[.G64]-[.G71])" office:value-type="float" office:value="1.52521894994409">
            <text:p>1,5252189499</text:p>
          </table:table-cell>
          <table:table-cell/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75.787022">
            <text:p>75,787022</text:p>
          </table:table-cell>
          <table:table-cell office:value-type="float" office:value="3.794589">
            <text:p>3,79458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63.824235">
            <text:p>63,824235</text:p>
          </table:table-cell>
          <table:table-cell office:value-type="float" office:value="5.621168">
            <text:p>5,621168</text:p>
          </table:table-cell>
          <table:table-cell office:value-type="float" office:value="7">
            <text:p>7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2" table:formula="of:=SUM([.G9];[.G23];[.G37];[.G51];[.G65])/5" office:value-type="float" office:value="84.3324076">
            <text:p>84,3324076</text:p>
          </table:table-cell>
          <table:table-cell table:style-name="ce12" table:formula="of:=SUM([.B9];[.B23];[.B37];[.B51])/4" office:value-type="float" office:value="74.47247375">
            <text:p>74,47247375</text:p>
          </table:table-cell>
          <table:table-cell table:style-name="ce8" table:formula="of:=SUM([.B9];[.G9];[.B23];[.G23];[.B37];[.G37];[.B51];[.G51];[.G65])/9" office:value-type="float" office:value="79.9502147777778">
            <text:p>79,9502147778</text:p>
          </table:table-cell>
          <table:table-cell table:style-name="ce8" table:formula="of:=STDEVPA([.B9];[.G9];[.B23];[.G23];[.B37];[.G37];[.B51];[.G51];[.G65])" office:value-type="float" office:value="12.6620454623071">
            <text:p>12,6620454623</text:p>
          </table:table-cell>
          <table:table-cell table:style-name="ce12" table:formula="of:=SUM([.B9]-[.B15];[.G9]-[.G15];[.B23]-[.B29];[.G23]-[.G29];[.B37]-[.B43];[.G37]-[.G43];[.B51]-[.B57];[.G51]-[.G57];[.G65]-[.G71])" office:value-type="float" office:value="14.774237">
            <text:p>14,774237</text:p>
          </table:table-cell>
          <table:table-cell table:style-name="ce17" table:formula="of:=STDEVPA([.B9]-[.B15];[.G9]-[.G15];[.B23]-[.B29];[.G23]-[.G29];[.B37]-[.B43];[.G37]-[.G43];[.B51]-[.B57];[.G51]-[.G57];[.G65]-[.G71])" office:value-type="float" office:value="2.19054764556316">
            <text:p>2,1905476456</text:p>
          </table:table-cell>
          <table:table-cell/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76.785628">
            <text:p>76,785628</text:p>
          </table:table-cell>
          <table:table-cell office:value-type="float" office:value="3.652596">
            <text:p>3,65259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64.453515">
            <text:p>64,453515</text:p>
          </table:table-cell>
          <table:table-cell office:value-type="float" office:value="6.76944">
            <text:p>6,76944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8" table:formula="of:=SUM([.G10];[.G24];[.G38];[.G52];[.G66])/5" office:value-type="float" office:value="83.1245816">
            <text:p>83,1245816</text:p>
          </table:table-cell>
          <table:table-cell table:style-name="ce12" table:formula="of:=SUM([.B10];[.B24];[.B38];[.B52])/4" office:value-type="float" office:value="74.0458865">
            <text:p>74,0458865</text:p>
          </table:table-cell>
          <table:table-cell table:style-name="ce8" table:formula="of:=SUM([.B10];[.G10];[.B24];[.G24];[.B38];[.G38];[.B52];[.G52];[.G66])/9" office:value-type="float" office:value="79.089606">
            <text:p>79,089606</text:p>
          </table:table-cell>
          <table:table-cell table:style-name="ce8" table:formula="of:=STDEVPA([.B10];[.G10];[.B24];[.G24];[.B38];[.G38];[.B52];[.G52];[.G66])" office:value-type="float" office:value="13.6719252140068">
            <text:p>13,671925214</text:p>
          </table:table-cell>
          <table:table-cell table:style-name="ce12" table:formula="of:=SUM([.B10]-[.B15];[.G10]-[.G15];[.B24]-[.B29];[.G24]-[.G29];[.B38]-[.B43];[.G38]-[.G43];[.B52]-[.B57];[.G52]-[.G57];[.G66]-[.G71])" office:value-type="float" office:value="7.028758">
            <text:p>7,028758</text:p>
          </table:table-cell>
          <table:table-cell table:style-name="ce17" table:formula="of:=STDEVPA([.B10]-[.B15];[.G10]-[.G15];[.B24]-[.B29];[.G24]-[.G29];[.B38]-[.B43];[.G38]-[.G43];[.B52]-[.B57];[.G52]-[.G57];[.G66]-[.G71])" office:value-type="float" office:value="2.30672003479893">
            <text:p>2,3067200348</text:p>
          </table:table-cell>
          <table:table-cell/>
        </table:table-row>
        <table:table-row table:style-name="ro1">
          <table:table-cell office:value-type="string">
            <text:p><text:s text:c="2"/>Mistura <text:s text:c="6"/></text:p>
          </table:table-cell>
          <table:table-cell office:value-type="float" office:value="77.186702">
            <text:p>77,186702</text:p>
          </table:table-cell>
          <table:table-cell office:value-type="float" office:value="3.382386">
            <text:p>3,38238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Mistura <text:s text:c="6"/></text:p>
          </table:table-cell>
          <table:table-cell office:value-type="float" office:value="59.50626">
            <text:p>59,50626</text:p>
          </table:table-cell>
          <table:table-cell office:value-type="float" office:value="6.472903">
            <text:p>6,472903</text:p>
          </table:table-cell>
          <table:table-cell office:value-type="float" office:value="12">
            <text:p>12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8" table:formula="of:=SUM([.G11];[.G25];[.G39];[.G53];[.G67])/5" office:value-type="float" office:value="81.1792466">
            <text:p>81,1792466</text:p>
          </table:table-cell>
          <table:table-cell table:style-name="ce8" table:formula="of:=SUM([.B11];[.B25];[.B39];[.B53])/4" office:value-type="float" office:value="72.60963925">
            <text:p>72,60963925</text:p>
          </table:table-cell>
          <table:table-cell table:style-name="ce8" table:formula="of:=SUM([.B11];[.G11];[.B25];[.G25];[.B39];[.G39];[.B53];[.G53];[.G67])/9" office:value-type="float" office:value="77.3705322222222">
            <text:p>77,3705322222</text:p>
          </table:table-cell>
          <table:table-cell table:style-name="ce8" table:formula="of:=STDEVPA([.B11];[.G11];[.B25];[.G25];[.B39];[.G39];[.B53];[.G53];[.G67])" office:value-type="float" office:value="12.3089958864927">
            <text:p>12,3089958865</text:p>
          </table:table-cell>
          <table:table-cell table:style-name="ce12" table:formula="of:=SUM([.B11]-[.B15];[.G11]-[.G15];[.B25]-[.B29];[.G25]-[.G29];[.B39]-[.B43];[.G39]-[.G43];[.B53]-[.B57];[.G53]-[.G57];[.G67]-[.G71])" office:value-type="float" office:value="-8.44290599999998">
            <text:p>-8,442906</text:p>
          </table:table-cell>
          <table:table-cell table:style-name="ce17" table:formula="of:=STDEVPA([.B11]-[.B15];[.G11]-[.G15];[.B25]-[.B29];[.G25]-[.G29];[.B39]-[.B43];[.G39]-[.G43];[.B53]-[.B57];[.G53]-[.G57];[.G67]-[.G71])" office:value-type="float" office:value="4.05952828817044">
            <text:p>4,0595282882</text:p>
          </table:table-cell>
          <table:table-cell/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77.344959">
            <text:p>77,344959</text:p>
          </table:table-cell>
          <table:table-cell office:value-type="float" office:value="3.664212">
            <text:p>3,6642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64.202075">
            <text:p>64,202075</text:p>
          </table:table-cell>
          <table:table-cell office:value-type="float" office:value="7.23161">
            <text:p>7,23161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2" table:formula="of:=SUM([.G12];[.G26];[.G40];[.G54];[.G68])/5" office:value-type="float" office:value="84.1722384">
            <text:p>84,1722384</text:p>
          </table:table-cell>
          <table:table-cell table:style-name="ce12" table:formula="of:=SUM([.B12];[.B26];[.B40];[.B54])/4" office:value-type="float" office:value="74.248645">
            <text:p>74,248645</text:p>
          </table:table-cell>
          <table:table-cell table:style-name="ce8" table:formula="of:=SUM([.B12];[.G12];[.B26];[.G26];[.B40];[.G40];[.B54];[.G54];[.G68])/9" office:value-type="float" office:value="79.7617524444444">
            <text:p>79,7617524444</text:p>
          </table:table-cell>
          <table:table-cell table:style-name="ce8" table:formula="of:=STDEVPA([.B12];[.G12];[.B26];[.G26];[.B40];[.G40];[.B54];[.G54];[.G68])" office:value-type="float" office:value="12.4166445336492">
            <text:p>12,4166445336</text:p>
          </table:table-cell>
          <table:table-cell table:style-name="ce12" table:formula="of:=SUM([.B12]-[.B15];[.G12]-[.G15];[.B26]-[.B29];[.G26]-[.G29];[.B40]-[.B43];[.G40]-[.G43];[.B54]-[.B57];[.G54]-[.G57];[.G68]-[.G71])" office:value-type="float" office:value="13.078076">
            <text:p>13,078076</text:p>
          </table:table-cell>
          <table:table-cell table:style-name="ce17" table:formula="of:=STDEVPA([.B12]-[.B15];[.G12]-[.G15];[.B26]-[.B29];[.G26]-[.G29];[.B40]-[.B43];[.G40]-[.G43];[.B54]-[.B57];[.G54]-[.G57];[.G68]-[.G71])" office:value-type="float" office:value="2.54477445746447">
            <text:p>2,5447744575</text:p>
          </table:table-cell>
          <table:table-cell/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76.587268">
            <text:p>76,587268</text:p>
          </table:table-cell>
          <table:table-cell office:value-type="float" office:value="3.600158">
            <text:p>3,60015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66.26087">
            <text:p>66,26087</text:p>
          </table:table-cell>
          <table:table-cell office:value-type="float" office:value="5.732209">
            <text:p>5,732209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8" table:formula="of:=SUM([.G13];[.G27];[.G41];[.G55];[.G69])/5" office:value-type="float" office:value="78.811666">
            <text:p>78,811666</text:p>
          </table:table-cell>
          <table:table-cell table:style-name="ce8" table:formula="of:=SUM([.B13];[.B27];[.B41];[.B55])/4" office:value-type="float" office:value="70.43960375">
            <text:p>70,43960375</text:p>
          </table:table-cell>
          <table:table-cell table:style-name="ce8" table:formula="of:=SUM([.B13];[.G13];[.B27];[.G27];[.B41];[.G41];[.B55];[.G55];[.G69])/9" office:value-type="float" office:value="75.0907494444445">
            <text:p>75,0907494444</text:p>
          </table:table-cell>
          <table:table-cell table:style-name="ce8" table:formula="of:=STDEVPA([.B13];[.G13];[.B27];[.G27];[.B41];[.G41];[.B55];[.G55];[.G69])" office:value-type="float" office:value="13.265553971038">
            <text:p>13,265553971</text:p>
          </table:table-cell>
          <table:table-cell table:style-name="ce12" table:formula="of:=SUM([.B13]-[.B15];[.G13]-[.G15];[.B27]-[.B29];[.G27]-[.G29];[.B41]-[.B43];[.G41]-[.G43];[.B55]-[.B57];[.G55]-[.G57];[.G69]-[.G71])" office:value-type="float" office:value="-28.960951">
            <text:p>-28,960951</text:p>
          </table:table-cell>
          <table:table-cell table:style-name="ce17" table:formula="of:=STDEVPA([.B13]-[.B15];[.G13]-[.G15];[.B27]-[.B29];[.G27]-[.G29];[.B41]-[.B43];[.G41]-[.G43];[.B55]-[.B57];[.G55]-[.G57];[.G69]-[.G71])" office:value-type="float" office:value="6.58192321437817">
            <text:p>6,5819232144</text:p>
          </table:table-cell>
          <table:table-cell/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75.48617">
            <text:p>75,48617</text:p>
          </table:table-cell>
          <table:table-cell office:value-type="float" office:value="4.405685">
            <text:p>4,405685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59.51253">
            <text:p>59,51253</text:p>
          </table:table-cell>
          <table:table-cell office:value-type="float" office:value="7.737273">
            <text:p>7,737273</text:p>
          </table:table-cell>
          <table:table-cell office:value-type="float" office:value="11">
            <text:p>11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8" table:formula="of:=SUM([.G14];[.G28];[.G42];[.G56];[.G70])/5" office:value-type="float" office:value="79.0855006">
            <text:p>79,0855006</text:p>
          </table:table-cell>
          <table:table-cell table:style-name="ce8" table:formula="of:=SUM([.B14];[.B28];[.B42];[.B56])/4" office:value-type="float" office:value="73.329079">
            <text:p>73,329079</text:p>
          </table:table-cell>
          <table:table-cell table:style-name="ce8" table:formula="of:=SUM([.B14];[.G14];[.B28];[.G28];[.B42];[.G42];[.B56];[.G56];[.G70])/9" office:value-type="float" office:value="76.527091">
            <text:p>76,527091</text:p>
          </table:table-cell>
          <table:table-cell table:style-name="ce8" table:formula="of:=STDEVPA([.B14];[.G14];[.B28];[.G28];[.B42];[.G42];[.B56];[.G56];[.G70])" office:value-type="float" office:value="13.4888515743607">
            <text:p>13,4888515744</text:p>
          </table:table-cell>
          <table:table-cell table:style-name="ce12" table:formula="of:=SUM([.B14]-[.B15];[.G14]-[.G15];[.B28]-[.B29];[.G28]-[.G29];[.B42]-[.B43];[.G42]-[.G43];[.B56]-[.B57];[.G56]-[.G57];[.G70]-[.G71])" office:value-type="float" office:value="-16.033877">
            <text:p>-16,033877</text:p>
          </table:table-cell>
          <table:table-cell table:style-name="ce17" table:formula="of:=STDEVPA([.B14]-[.B15];[.G14]-[.G15];[.B28]-[.B29];[.G28]-[.G29];[.B42]-[.B43];[.G42]-[.G43];[.B56]-[.B57];[.G56]-[.G57];[.G70]-[.G71])" office:value-type="float" office:value="9.00288562279092">
            <text:p>9,0028856228</text:p>
          </table:table-cell>
          <table:table-cell/>
        </table:table-row>
        <table:table-row table:style-name="ro1">
          <table:table-cell table:style-name="ce2" office:value-type="string">
            <text:p><text:s/>SMOTE <text:s text:c="9"/></text:p>
          </table:table-cell>
          <table:table-cell table:style-name="ce5" office:value-type="float" office:value="77.755417">
            <text:p>77,755417</text:p>
          </table:table-cell>
          <table:table-cell table:style-name="ce5" office:value-type="float" office:value="3.529355">
            <text:p>3,529355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65.531135">
            <text:p>65,531135</text:p>
          </table:table-cell>
          <table:table-cell office:value-type="float" office:value="4.714502">
            <text:p>4,714502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8" table:formula="of:=SUM([.G15];[.G29];[.G43];[.G57];[.G71])/5" office:value-type="float" office:value="81.3143348">
            <text:p>81,3143348</text:p>
          </table:table-cell>
          <table:table-cell table:style-name="ce12" table:formula="of:=SUM([.B15];[.B29];[.B43];[.B57])/4" office:value-type="float" office:value="74.5515055">
            <text:p>74,5515055</text:p>
          </table:table-cell>
          <table:table-cell table:style-name="ce8" table:formula="of:=SUM([.B15];[.G15];[.B29];[.G29];[.B43];[.G43];[.B57];[.G57];[.G71])/9" office:value-type="float" office:value="78.3086328888889">
            <text:p>78,3086328889</text:p>
          </table:table-cell>
          <table:table-cell table:style-name="ce8" table:formula="of:=STDEVPA([.B15];[.G15];[.B29];[.G29];[.B43];[.G43];[.B57];[.G57];[.G71])" office:value-type="float" office:value="12.8475826216182">
            <text:p>12,8475826216</text:p>
          </table:table-cell>
          <table:table-cell table:style-name="ce12" table:formula="of:=SUM([.B15]-[.B15];[.G15]-[.G15];[.B29]-[.B29];[.G29]-[.G29];[.B43]-[.B43];[.G43]-[.G43];[.B57]-[.B57];[.G57]-[.G57];[.G71]-[.G71])" office:value-type="float" office:value="0">
            <text:p>0</text:p>
          </table:table-cell>
          <table:table-cell table:style-name="ce17" table:formula="of:=STDEVPA([.B15]-[.B15];[.G15]-[.G15];[.B29]-[.B29];[.G29]-[.G29];[.B43]-[.B43];[.G43]-[.G43];[.B57]-[.B57];[.G57]-[.G57];[.G71]-[.G71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75.732382">
            <text:p>75,732382</text:p>
          </table:table-cell>
          <table:table-cell office:value-type="float" office:value="3.833682">
            <text:p>3,833682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59.64009">
            <text:p>59,64009</text:p>
          </table:table-cell>
          <table:table-cell office:value-type="float" office:value="8.675836">
            <text:p>8,675836</text:p>
          </table:table-cell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PRODUCE</text:p>
          </table:table-cell>
          <table:table-cell table:number-columns-repeated="4"/>
          <table:table-cell table:style-name="ce1" office:value-type="string">
            <text:p>Eiffel and Rome</text:p>
          </table:table-cell>
          <table:table-cell table:number-columns-repeated="4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/>
          <table:table-cell table:style-name="ce3" office:value-type="string">
            <text:p>Métodos</text:p>
          </table:table-cell>
          <table:table-cell table:style-name="ce3" office:value-type="string">
            <text:p>Diff </text:p>
          </table:table-cell>
          <table:table-cell table:style-name="ce3" office:value-type="string">
            <text:p>STD</text:p>
          </table:table-cell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91.682606">
            <text:p>91,682606</text:p>
          </table:table-cell>
          <table:table-cell office:value-type="float" office:value="1.985052">
            <text:p>1,985052</text:p>
          </table:table-cell>
          <table:table-cell office:value-type="float" office:value="5">
            <text:p>5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88.61613">
            <text:p>88,61613</text:p>
          </table:table-cell>
          <table:table-cell office:value-type="float" office:value="1.952745">
            <text:p>1,952745</text:p>
          </table:table-cell>
          <table:table-cell office:value-type="float" office:value="11">
            <text:p>11</text:p>
          </table:table-cell>
          <table:table-cell/>
          <table:table-cell table:style-name="ce7" office:value-type="string">
            <text:p><text:s text:c="3"/>Todos <text:s text:c="7"/>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47">
            <text:p>47</text:p>
          </table:table-cell>
          <table:table-cell/>
          <table:table-cell table:style-name="ce4" office:value-type="string">
            <text:p><text:s text:c="2"/>Aguçamento <text:s text:c="3"/></text:p>
          </table:table-cell>
          <table:table-cell table:style-name="ce18" office:value-type="float" office:value="16.860795">
            <text:p>16,860795</text:p>
          </table:table-cell>
          <table:table-cell table:style-name="ce18" office:value-type="float" office:value="2.20628277611622">
            <text:p>2,206283</text:p>
          </table:table-cell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91.463371">
            <text:p>91,463371</text:p>
          </table:table-cell>
          <table:table-cell office:value-type="float" office:value="2.039631">
            <text:p>2,03963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Aguçamento <text:s text:c="3"/></text:p>
          </table:table-cell>
          <table:table-cell office:value-type="float" office:value="98.345625">
            <text:p>98,345625</text:p>
          </table:table-cell>
          <table:table-cell office:value-type="float" office:value="1.75518">
            <text:p>1,75518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<text:s text:c="2"/>Aguçamento <text:s text:c="3"/></text:p>
          </table:table-cell>
          <table:table-cell table:style-name="ce9" office:value-type="float" office:value="16">
            <text:p>16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43">
            <text:p>43</text:p>
          </table:table-cell>
          <table:table-cell/>
          <table:table-cell table:style-name="ce4" office:value-type="string">
            <text:p><text:s text:c="2"/>Limiares <text:s text:c="5"/></text:p>
          </table:table-cell>
          <table:table-cell table:style-name="ce18" office:value-type="float" office:value="14.774237">
            <text:p>14,774237</text:p>
          </table:table-cell>
          <table:table-cell table:style-name="ce18" office:value-type="float" office:value="2.19054764556316">
            <text:p>2,190548</text:p>
          </table:table-cell>
        </table:table-row>
        <table:table-row table:style-name="ro1">
          <table:table-cell office:value-type="string">
            <text:p><text:s text:c="2"/>Borramento <text:s text:c="3"/></text:p>
          </table:table-cell>
          <table:table-cell office:value-type="float" office:value="91.493838">
            <text:p>91,493838</text:p>
          </table:table-cell>
          <table:table-cell office:value-type="float" office:value="2.022884">
            <text:p>2,022884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97.17348">
            <text:p>97,17348</text:p>
          </table:table-cell>
          <table:table-cell office:value-type="float" office:value="2.760269">
            <text:p>2,760269</text:p>
          </table:table-cell>
          <table:table-cell office:value-type="float" office:value="8">
            <text:p>8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10" office:value-type="float" office:value="44">
            <text:p>44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73">
            <text:p>73</text:p>
          </table:table-cell>
          <table:table-cell/>
          <table:table-cell table:style-name="ce4" office:value-type="string">
            <text:p><text:s text:c="2"/>Saliência <text:s text:c="4"/></text:p>
          </table:table-cell>
          <table:table-cell table:style-name="ce18" office:value-type="float" office:value="13.078076">
            <text:p>13,078076</text:p>
          </table:table-cell>
          <table:table-cell table:style-name="ce18" office:value-type="float" office:value="2.54477445746447">
            <text:p>2,544774</text:p>
          </table:table-cell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91.476496">
            <text:p>91,476496</text:p>
          </table:table-cell>
          <table:table-cell office:value-type="float" office:value="2.037559">
            <text:p>2,03755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97.206953">
            <text:p>97,206953</text:p>
          </table:table-cell>
          <table:table-cell office:value-type="float" office:value="2.712589">
            <text:p>2,712589</text:p>
          </table:table-cell>
          <table:table-cell office:value-type="float" office:value="7">
            <text:p>7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10" office:value-type="float" office:value="37">
            <text:p>3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9">
            <text:p>69</text:p>
          </table:table-cell>
          <table:table-cell/>
          <table:table-cell table:style-name="ce4" office:value-type="string">
            <text:p><text:s text:c="2"/>Composição 4 <text:s/></text:p>
          </table:table-cell>
          <table:table-cell table:style-name="ce18" office:value-type="float" office:value="9.512135">
            <text:p>9,512135</text:p>
          </table:table-cell>
          <table:table-cell table:style-name="ce18" office:value-type="float" office:value="1.52521894994409">
            <text:p>1,525219</text:p>
          </table:table-cell>
        </table:table-row>
        <table:table-row table:style-name="ro1">
          <table:table-cell office:value-type="string">
            <text:p><text:s text:c="2"/>Composição 4 <text:s/></text:p>
          </table:table-cell>
          <table:table-cell office:value-type="float" office:value="91.478369">
            <text:p>91,478369</text:p>
          </table:table-cell>
          <table:table-cell office:value-type="float" office:value="2.021889">
            <text:p>2,02188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97.301088">
            <text:p>97,301088</text:p>
          </table:table-cell>
          <table:table-cell office:value-type="float" office:value="2.381761">
            <text:p>2,381761</text:p>
          </table:table-cell>
          <table:table-cell office:value-type="float" office:value="6">
            <text:p>6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10" office:value-type="float" office:value="29">
            <text:p>29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57">
            <text:p>57</text:p>
          </table:table-cell>
          <table:table-cell/>
          <table:table-cell table:style-name="ce4" office:value-type="string">
            <text:p><text:s text:c="2"/>Composição 16 </text:p>
          </table:table-cell>
          <table:table-cell table:style-name="ce18" office:value-type="float" office:value="8.43919899999999">
            <text:p>8,439199</text:p>
          </table:table-cell>
          <table:table-cell table:style-name="ce18" office:value-type="float" office:value="1.35129165079702">
            <text:p>1,351292</text:p>
          </table:table-cell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91.843197">
            <text:p>91,843197</text:p>
          </table:table-cell>
          <table:table-cell office:value-type="float" office:value="1.934367">
            <text:p>1,93436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98.62805">
            <text:p>98,62805</text:p>
          </table:table-cell>
          <table:table-cell office:value-type="float" office:value="1.14283">
            <text:p>1,14283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1" office:value-type="float" office:value="17">
            <text:p>17</text:p>
          </table:table-cell>
          <table:table-cell table:style-name="ce8" office:value-type="float" office:value="18">
            <text:p>18</text:p>
          </table:table-cell>
          <table:table-cell table:style-name="ce9" office:value-type="float" office:value="35">
            <text:p>35</text:p>
          </table:table-cell>
          <table:table-cell/>
          <table:table-cell table:style-name="ce4" office:value-type="string">
            <text:p><text:s text:c="2"/>Mistura <text:s text:c="6"/></text:p>
          </table:table-cell>
          <table:table-cell table:style-name="ce18" office:value-type="float" office:value="7.028758">
            <text:p>7,028758</text:p>
          </table:table-cell>
          <table:table-cell table:style-name="ce18" office:value-type="float" office:value="2.30672003479893">
            <text:p>2,306720</text:p>
          </table:table-cell>
        </table:table-row>
        <table:table-row table:style-name="ro1"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91.985465">
            <text:p>91,985465</text:p>
          </table:table-cell>
          <table:table-cell table:style-name="ce5" office:value-type="float" office:value="1.949951">
            <text:p>1,949951</text:p>
          </table:table-cell>
          <table:table-cell table:style-name="ce2" office:value-type="float" office:value="1">
            <text:p>1</text:p>
          </table:table-cell>
          <table:table-cell/>
          <table:table-cell table:style-name="ce2" office:value-type="string">
            <text:p><text:s text:c="2"/>Mistura <text:s text:c="6"/></text:p>
          </table:table-cell>
          <table:table-cell table:style-name="ce5" office:value-type="float" office:value="99.112148">
            <text:p>99,112148</text:p>
          </table:table-cell>
          <table:table-cell table:style-name="ce5" office:value-type="float" office:value="0.83744">
            <text:p>0,83744</text:p>
          </table:table-cell>
          <table:table-cell table:style-name="ce2" office:value-type="float" office:value="1">
            <text:p>1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10" office:value-type="float" office:value="25">
            <text:p>25</text:p>
          </table:table-cell>
          <table:table-cell table:style-name="ce9" office:value-type="float" office:value="14">
            <text:p>14</text:p>
          </table:table-cell>
          <table:table-cell table:style-name="ce9" office:value-type="float" office:value="39">
            <text:p>39</text:p>
          </table:table-cell>
          <table:table-cell/>
          <table:table-cell table:style-name="ce4" office:value-type="string">
            <text:p><text:s text:c="2"/>Borramento <text:s text:c="3"/></text:p>
          </table:table-cell>
          <table:table-cell table:style-name="ce18" office:value-type="float" office:value="4.26755000000001">
            <text:p>4,267550</text:p>
          </table:table-cell>
          <table:table-cell table:style-name="ce18" office:value-type="float" office:value="0.819487485304046">
            <text:p>0,819487</text:p>
          </table:table-cell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91.489904">
            <text:p>91,489904</text:p>
          </table:table-cell>
          <table:table-cell office:value-type="float" office:value="2.028988">
            <text:p>2,028988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91.499965">
            <text:p>91,499965</text:p>
          </table:table-cell>
          <table:table-cell office:value-type="float" office:value="1.762218">
            <text:p>1,762218</text:p>
          </table:table-cell>
          <table:table-cell office:value-type="float" office:value="10">
            <text:p>10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10" office:value-type="float" office:value="47">
            <text:p>4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75">
            <text:p>75</text:p>
          </table:table-cell>
          <table:table-cell/>
          <table:table-cell table:style-name="ce4" office:value-type="string">
            <text:p>Desbalanceado <text:s text:c="2"/></text:p>
          </table:table-cell>
          <table:table-cell table:number-columns-repeated="2" table:style-name="ce18" office:value-type="float" office:value="0">
            <text:p>0,000000</text:p>
          </table:table-cell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91.772214">
            <text:p>91,772214</text:p>
          </table:table-cell>
          <table:table-cell office:value-type="float" office:value="2.006734">
            <text:p>2,00673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98.246915">
            <text:p>98,246915</text:p>
          </table:table-cell>
          <table:table-cell office:value-type="float" office:value="1.526565">
            <text:p>1,526565</text:p>
          </table:table-cell>
          <table:table-cell office:value-type="float" office:value="5">
            <text:p>5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0" office:value-type="float" office:value="22">
            <text:p>2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46">
            <text:p>46</text:p>
          </table:table-cell>
          <table:table-cell/>
          <table:table-cell table:style-name="ce4" office:value-type="string">
            <text:p><text:s text:c="3"/>Todos <text:s text:c="7"/></text:p>
          </table:table-cell>
          <table:table-cell table:style-name="ce18" office:value-type="float" office:value="-5.21159599999998">
            <text:p>-5,211596</text:p>
          </table:table-cell>
          <table:table-cell table:style-name="ce18" office:value-type="float" office:value="5.9225491414168">
            <text:p>5,922549</text:p>
          </table:table-cell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91.473853">
            <text:p>91,473853</text:p>
          </table:table-cell>
          <table:table-cell office:value-type="float" office:value="2.031678">
            <text:p>2,031678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2.963755">
            <text:p>82,963755</text:p>
          </table:table-cell>
          <table:table-cell office:value-type="float" office:value="2.678785">
            <text:p>2,678785</text:p>
          </table:table-cell>
          <table:table-cell office:value-type="float" office:value="12">
            <text:p>12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10" office:value-type="float" office:value="47">
            <text:p>47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89">
            <text:p>89</text:p>
          </table:table-cell>
          <table:table-cell/>
          <table:table-cell table:style-name="ce4" office:value-type="string">
            <text:p><text:s text:c="2"/>Ruído <text:s text:c="8"/></text:p>
          </table:table-cell>
          <table:table-cell table:style-name="ce18" office:value-type="float" office:value="-8.44290599999998">
            <text:p>-8,442906</text:p>
          </table:table-cell>
          <table:table-cell table:style-name="ce18" office:value-type="float" office:value="4.05952828817044">
            <text:p>4,059528</text:p>
          </table:table-cell>
        </table:table-row>
        <table:table-row table:style-name="ro1">
          <table:table-cell office:value-type="string">
            <text:p><text:s/>SMOTE <text:s text:c="9"/></text:p>
          </table:table-cell>
          <table:table-cell office:value-type="float" office:value="91.869133">
            <text:p>91,869133</text:p>
          </table:table-cell>
          <table:table-cell office:value-type="float" office:value="1.952464">
            <text:p>1,95246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98.471765">
            <text:p>98,471765</text:p>
          </table:table-cell>
          <table:table-cell office:value-type="float" office:value="0.788747">
            <text:p>0,788747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10" office:value-type="float" office:value="29">
            <text:p>29</text:p>
          </table:table-cell>
          <table:table-cell table:style-name="ce9" office:value-type="float" office:value="13">
            <text:p>13</text:p>
          </table:table-cell>
          <table:table-cell table:style-name="ce8" office:value-type="float" office:value="42">
            <text:p>42</text:p>
          </table:table-cell>
          <table:table-cell/>
          <table:table-cell table:style-name="ce4" office:value-type="string">
            <text:p><text:s/>SMOTE <text:s text:c="9"/></text:p>
          </table:table-cell>
          <table:table-cell table:style-name="ce18" office:value-type="float" office:value="-16.033877">
            <text:p>-16,033877</text:p>
          </table:table-cell>
          <table:table-cell table:style-name="ce18" office:value-type="float" office:value="9.00288562279092">
            <text:p>9,002886</text:p>
          </table:table-cell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91.489904">
            <text:p>91,489904</text:p>
          </table:table-cell>
          <table:table-cell office:value-type="float" office:value="2.028988">
            <text:p>2,02898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97.17348">
            <text:p>97,17348</text:p>
          </table:table-cell>
          <table:table-cell office:value-type="float" office:value="2.760269">
            <text:p>2,760269</text:p>
          </table:table-cell>
          <table:table-cell office:value-type="float" office:value="9">
            <text:p>9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10" office:value-type="float" office:value="52">
            <text:p>5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86">
            <text:p>86</text:p>
          </table:table-cell>
          <table:table-cell/>
          <table:table-cell table:style-name="ce4" office:value-type="string">
            <text:p><text:s text:c="2"/>SMOTE Visual <text:s/></text:p>
          </table:table-cell>
          <table:table-cell table:style-name="ce18" office:value-type="float" office:value="-28.960951">
            <text:p>-28,960951</text:p>
          </table:table-cell>
          <table:table-cell table:style-name="ce18" office:value-type="float" office:value="6.58192321437817">
            <text:p>6,581923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1" office:value-type="string">
            <text:p>Trafalgar, Madeleine and Pantheon</text:p>
          </table:table-cell>
          <table:table-cell table:number-columns-repeated="4"/>
          <table:table-cell table:style-name="ce1" office:value-type="string">
            <text:p>Deer and Ship</text:p>
          </table:table-cell>
          <table:table-cell table:number-columns-repeated="12"/>
        </table:table-row>
        <table:table-row table:style-name="ro1">
          <table:table-cell office:value-type="string">
            <text:p><text:s text:c="3"/>Todos <text:s text:c="7"/></text:p>
          </table:table-cell>
          <table:table-cell office:value-type="float" office:value="57.285167">
            <text:p>57,285167</text:p>
          </table:table-cell>
          <table:table-cell office:value-type="float" office:value="6.383771">
            <text:p>6,383771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<text:s text:c="3"/>Todos <text:s text:c="7"/></text:p>
          </table:table-cell>
          <table:table-cell office:value-type="float" office:value="88.939785">
            <text:p>88,939785</text:p>
          </table:table-cell>
          <table:table-cell office:value-type="float" office:value="1.035462">
            <text:p>1,03546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/>
          <table:table-cell table:style-name="ce6" office:value-type="string">
            <text:p>Métodos</text:p>
          </table:table-cell>
          <table:table-cell table:style-name="ce16" office:value-type="string">
            <text:p>Diff </text:p>
          </table:table-cell>
          <table:table-cell table:style-name="ce16" office:value-type="string">
            <text:p>STD</text:p>
          </table:table-cell>
        </table:table-row>
        <table:table-row table:style-name="ro1">
          <table:table-cell office:value-type="string">
            <text:p><text:s text:c="2"/>Aguçamento <text:s text:c="3"/></text:p>
          </table:table-cell>
          <table:table-cell office:value-type="float" office:value="69.726448">
            <text:p>69,726448</text:p>
          </table:table-cell>
          <table:table-cell office:value-type="float" office:value="8.069939">
            <text:p>8,069939</text:p>
          </table:table-cell>
          <table:table-cell office:value-type="float" office:value="5">
            <text:p>5</text:p>
          </table:table-cell>
          <table:table-cell/>
          <table:table-cell table:style-name="ce2" office:value-type="string">
            <text:p><text:s text:c="2"/>Aguçamento <text:s text:c="3"/></text:p>
          </table:table-cell>
          <table:table-cell table:style-name="ce5" office:value-type="float" office:value="89.473075">
            <text:p>89,473075</text:p>
          </table:table-cell>
          <table:table-cell table:style-name="ce5" office:value-type="float" office:value="0.961293">
            <text:p>0,961293</text:p>
          </table:table-cell>
          <table:table-cell table:style-name="ce2" office:value-type="float" office:value="1">
            <text:p>1</text:p>
          </table:table-cell>
          <table:table-cell/>
          <table:table-cell table:style-name="ce8"/>
          <table:table-cell table:style-name="ce8" table:formula="of:=CONCATENATE([.K32]; &quot;(&quot;; [.L32]; &quot;)&quot;)" office:value-type="string" office:string-value="   Todos        (25)">
            <text:p><text:s text:c="3"/>Todos <text:s text:c="7"/>(25)</text:p>
          </table:table-cell>
          <table:table-cell table:style-name="ce8" table:formula="of:=CONCATENATE([.K32]; &quot;(&quot;; [.M32]; &quot;)&quot;)" office:value-type="string" office:string-value="   Todos        (22)">
            <text:p><text:s text:c="3"/>Todos <text:s text:c="7"/>(22)</text:p>
          </table:table-cell>
          <table:table-cell table:style-name="ce8" table:formula="of:=CONCATENATE([.K32]; &quot;(&quot;; [.N32]; &quot;)&quot;)" office:value-type="string" office:string-value="   Todos        (47)">
            <text:p><text:s text:c="3"/>Todos <text:s text:c="7"/>(47)</text:p>
          </table:table-cell>
          <table:table-cell/>
          <table:table-cell table:style-name="ce7" office:value-type="string">
            <text:p><text:s text:c="2"/>Aguçamento <text:s text:c="3"/></text:p>
          </table:table-cell>
          <table:table-cell table:style-name="ce6" office:value-type="float" office:value="1.87342166666667">
            <text:p>1,8734216667</text:p>
          </table:table-cell>
          <table:table-cell table:style-name="ce12" office:value-type="float" office:value="2.34011626831029">
            <text:p>2,3401162683</text:p>
          </table:table-cell>
        </table:table-row>
        <table:table-row table:style-name="ro1">
          <table:table-cell office:value-type="string">
            <text:p><text:s text:c="2"/>Borramento <text:s text:c="3"/></text:p>
          </table:table-cell>
          <table:table-cell office:value-type="float" office:value="70.62148">
            <text:p>70,62148</text:p>
          </table:table-cell>
          <table:table-cell office:value-type="float" office:value="8.314352">
            <text:p>8,31435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<text:s text:c="2"/>Borramento <text:s text:c="3"/></text:p>
          </table:table-cell>
          <table:table-cell office:value-type="float" office:value="88.15053">
            <text:p>88,15053</text:p>
          </table:table-cell>
          <table:table-cell office:value-type="float" office:value="1.00692">
            <text:p>1,00692</text:p>
          </table:table-cell>
          <table:table-cell office:value-type="float" office:value="7">
            <text:p>7</text:p>
          </table:table-cell>
          <table:table-cell/>
          <table:table-cell table:style-name="ce9"/>
          <table:table-cell table:style-name="ce8" table:formula="of:=CONCATENATE([.K33]; &quot;(&quot;; [.L33]; &quot;)&quot;)" office:value-type="string" office:string-value="  Aguçamento    (16)">
            <text:p><text:s text:c="2"/>Aguçamento <text:s text:c="3"/>(16)</text:p>
          </table:table-cell>
          <table:table-cell table:style-name="ce8" table:formula="of:=CONCATENATE([.K33]; &quot;(&quot;; [.M33]; &quot;)&quot;)" office:value-type="string" office:string-value="  Aguçamento    (27)">
            <text:p><text:s text:c="2"/>Aguçamento <text:s text:c="3"/>(27)</text:p>
          </table:table-cell>
          <table:table-cell table:style-name="ce8" table:formula="of:=CONCATENATE([.K33]; &quot;(&quot;; [.N33]; &quot;)&quot;)" office:value-type="string" office:string-value="  Aguçamento    (43)">
            <text:p><text:s text:c="2"/>Aguçamento <text:s text:c="3"/>(43)</text:p>
          </table:table-cell>
          <table:table-cell/>
          <table:table-cell table:style-name="ce7" office:value-type="string">
            <text:p><text:s text:c="2"/>Limiares <text:s text:c="5"/></text:p>
          </table:table-cell>
          <table:table-cell table:style-name="ce12" office:value-type="float" office:value="1.64158188888889">
            <text:p>1,6415818889</text:p>
          </table:table-cell>
          <table:table-cell table:style-name="ce17" office:value-type="float" office:value="2.32342664203491">
            <text:p>2,323426642</text:p>
          </table:table-cell>
        </table:table-row>
        <table:table-row table:style-name="ro1">
          <table:table-cell office:value-type="string">
            <text:p><text:s text:c="2"/>Composição 16 </text:p>
          </table:table-cell>
          <table:table-cell office:value-type="float" office:value="70.478478">
            <text:p>70,478478</text:p>
          </table:table-cell>
          <table:table-cell office:value-type="float" office:value="8.3661">
            <text:p>8,366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 text:c="2"/>Composição 16 </text:p>
          </table:table-cell>
          <table:table-cell office:value-type="float" office:value="88.086065">
            <text:p>88,086065</text:p>
          </table:table-cell>
          <table:table-cell office:value-type="float" office:value="0.987147">
            <text:p>0,987147</text:p>
          </table:table-cell>
          <table:table-cell office:value-type="float" office:value="10">
            <text:p>10</text:p>
          </table:table-cell>
          <table:table-cell/>
          <table:table-cell table:style-name="ce10"/>
          <table:table-cell table:style-name="ce8" table:formula="of:=CONCATENATE([.K34]; &quot;(&quot;; [.L34]; &quot;)&quot;)" office:value-type="string" office:string-value="  Borramento    (44)">
            <text:p><text:s text:c="2"/>Borramento <text:s text:c="3"/>(44)</text:p>
          </table:table-cell>
          <table:table-cell table:style-name="ce8" table:formula="of:=CONCATENATE([.K34]; &quot;(&quot;; [.M34]; &quot;)&quot;)" office:value-type="string" office:string-value="  Borramento    (29)">
            <text:p><text:s text:c="2"/>Borramento <text:s text:c="3"/>(29)</text:p>
          </table:table-cell>
          <table:table-cell table:style-name="ce8" table:formula="of:=CONCATENATE([.K34]; &quot;(&quot;; [.N34]; &quot;)&quot;)" office:value-type="string" office:string-value="  Borramento    (73)">
            <text:p><text:s text:c="2"/>Borramento <text:s text:c="3"/>(73)</text:p>
          </table:table-cell>
          <table:table-cell/>
          <table:table-cell table:style-name="ce7" office:value-type="string">
            <text:p><text:s text:c="2"/>Saliência <text:s text:c="4"/></text:p>
          </table:table-cell>
          <table:table-cell table:style-name="ce12" office:value-type="float" office:value="1.45311955555556">
            <text:p>1,4531195556</text:p>
          </table:table-cell>
          <table:table-cell table:style-name="ce17" office:value-type="float" office:value="2.69914091319517">
            <text:p>2,6991409132</text:p>
          </table:table-cell>
        </table:table-row>
        <table:table-row table:style-name="ro1">
          <table:table-cell table:style-name="ce2" office:value-type="string">
            <text:p><text:s text:c="2"/>Composição 4 <text:s/></text:p>
          </table:table-cell>
          <table:table-cell table:style-name="ce5" office:value-type="float" office:value="70.837125">
            <text:p>70,837125</text:p>
          </table:table-cell>
          <table:table-cell table:style-name="ce5" office:value-type="float" office:value="7.811876">
            <text:p>7,811876</text:p>
          </table:table-cell>
          <table:table-cell table:style-name="ce2" office:value-type="float" office:value="1">
            <text:p>1</text:p>
          </table:table-cell>
          <table:table-cell/>
          <table:table-cell office:value-type="string">
            <text:p><text:s text:c="2"/>Composição 4 <text:s/></text:p>
          </table:table-cell>
          <table:table-cell office:value-type="float" office:value="88.360675">
            <text:p>88,360675</text:p>
          </table:table-cell>
          <table:table-cell office:value-type="float" office:value="0.949842">
            <text:p>0,949842</text:p>
          </table:table-cell>
          <table:table-cell office:value-type="float" office:value="6">
            <text:p>6</text:p>
          </table:table-cell>
          <table:table-cell/>
          <table:table-cell table:style-name="ce10"/>
          <table:table-cell table:style-name="ce8" table:formula="of:=CONCATENATE([.K35]; &quot;(&quot;; [.L35]; &quot;)&quot;)" office:value-type="string" office:string-value="  Composição 16 (37)">
            <text:p><text:s text:c="2"/>Composição 16 (37)</text:p>
          </table:table-cell>
          <table:table-cell table:style-name="ce8" table:formula="of:=CONCATENATE([.K35]; &quot;(&quot;; [.M35]; &quot;)&quot;)" office:value-type="string" office:string-value="  Composição 16 (32)">
            <text:p><text:s text:c="2"/>Composição 16 (32)</text:p>
          </table:table-cell>
          <table:table-cell table:style-name="ce8" table:formula="of:=CONCATENATE([.K35]; &quot;(&quot;; [.N35]; &quot;)&quot;)" office:value-type="string" office:string-value="  Composição 16 (69)">
            <text:p><text:s text:c="2"/>Composição 16 (69)</text:p>
          </table:table-cell>
          <table:table-cell/>
          <table:table-cell table:style-name="ce7" office:value-type="string">
            <text:p><text:s text:c="2"/>Composição 4 <text:s/></text:p>
          </table:table-cell>
          <table:table-cell table:style-name="ce12" office:value-type="float" office:value="1.05690388888889">
            <text:p>1,0569038889</text:p>
          </table:table-cell>
          <table:table-cell table:style-name="ce17" office:value-type="float" office:value="1.61773899344953">
            <text:p>1,6177389934</text:p>
          </table:table-cell>
        </table:table-row>
        <table:table-row table:style-name="ro1">
          <table:table-cell office:value-type="string">
            <text:p><text:s text:c="2"/>Limiares <text:s text:c="5"/></text:p>
          </table:table-cell>
          <table:table-cell office:value-type="float" office:value="67.965067">
            <text:p>67,965067</text:p>
          </table:table-cell>
          <table:table-cell office:value-type="float" office:value="5.699239">
            <text:p>5,699239</text:p>
          </table:table-cell>
          <table:table-cell office:value-type="float" office:value="6">
            <text:p>6</text:p>
          </table:table-cell>
          <table:table-cell/>
          <table:table-cell office:value-type="string">
            <text:p><text:s text:c="2"/>Limiares <text:s text:c="5"/></text:p>
          </table:table-cell>
          <table:table-cell office:value-type="float" office:value="89.356875">
            <text:p>89,356875</text:p>
          </table:table-cell>
          <table:table-cell office:value-type="float" office:value="0.942907">
            <text:p>0,942907</text:p>
          </table:table-cell>
          <table:table-cell office:value-type="float" office:value="3">
            <text:p>3</text:p>
          </table:table-cell>
          <table:table-cell/>
          <table:table-cell table:style-name="ce10"/>
          <table:table-cell table:style-name="ce8" table:formula="of:=CONCATENATE([.K36]; &quot;(&quot;; [.L36]; &quot;)&quot;)" office:value-type="string" office:string-value="  Composição 4  (29)">
            <text:p><text:s text:c="2"/>Composição 4 <text:s/>(29)</text:p>
          </table:table-cell>
          <table:table-cell table:style-name="ce8" table:formula="of:=CONCATENATE([.K36]; &quot;(&quot;; [.M36]; &quot;)&quot;)" office:value-type="string" office:string-value="  Composição 4  (28)">
            <text:p><text:s text:c="2"/>Composição 4 <text:s/>(28)</text:p>
          </table:table-cell>
          <table:table-cell table:style-name="ce8" table:formula="of:=CONCATENATE([.K36]; &quot;(&quot;; [.N36]; &quot;)&quot;)" office:value-type="string" office:string-value="  Composição 4  (57)">
            <text:p><text:s text:c="2"/>Composição 4 <text:s/>(57)</text:p>
          </table:table-cell>
          <table:table-cell/>
          <table:table-cell table:style-name="ce7" office:value-type="string">
            <text:p><text:s text:c="2"/>Composição 16 </text:p>
          </table:table-cell>
          <table:table-cell table:style-name="ce12" office:value-type="float" office:value="0.937688777777776">
            <text:p>0,9376887778</text:p>
          </table:table-cell>
          <table:table-cell table:style-name="ce17" office:value-type="float" office:value="1.433261234459">
            <text:p>1,4332612345</text:p>
          </table:table-cell>
        </table:table-row>
        <table:table-row table:style-name="ro1">
          <table:table-cell office:value-type="string">
            <text:p><text:s text:c="2"/>Mistura <text:s text:c="6"/></text:p>
          </table:table-cell>
          <table:table-cell office:value-type="float" office:value="65.644708">
            <text:p>65,644708</text:p>
          </table:table-cell>
          <table:table-cell office:value-type="float" office:value="6.112751">
            <text:p>6,112751</text:p>
          </table:table-cell>
          <table:table-cell office:value-type="float" office:value="8">
            <text:p>8</text:p>
          </table:table-cell>
          <table:table-cell/>
          <table:table-cell office:value-type="string">
            <text:p><text:s text:c="2"/>Mistura <text:s text:c="6"/></text:p>
          </table:table-cell>
          <table:table-cell office:value-type="float" office:value="89.445505">
            <text:p>89,445505</text:p>
          </table:table-cell>
          <table:table-cell office:value-type="float" office:value="0.939809">
            <text:p>0,939809</text:p>
          </table:table-cell>
          <table:table-cell office:value-type="float" office:value="2">
            <text:p>2</text:p>
          </table:table-cell>
          <table:table-cell/>
          <table:table-cell table:style-name="ce11"/>
          <table:table-cell table:style-name="ce8" table:formula="of:=CONCATENATE([.K37]; &quot;(&quot;; [.L37]; &quot;)&quot;)" office:value-type="string" office:string-value="  Limiares      (17)">
            <text:p><text:s text:c="2"/>Limiares <text:s text:c="5"/>(17)</text:p>
          </table:table-cell>
          <table:table-cell table:style-name="ce8" table:formula="of:=CONCATENATE([.K37]; &quot;(&quot;; [.M37]; &quot;)&quot;)" office:value-type="string" office:string-value="  Limiares      (18)">
            <text:p><text:s text:c="2"/>Limiares <text:s text:c="5"/>(18)</text:p>
          </table:table-cell>
          <table:table-cell table:style-name="ce8" table:formula="of:=CONCATENATE([.K37]; &quot;(&quot;; [.N37]; &quot;)&quot;)" office:value-type="string" office:string-value="  Limiares      (35)">
            <text:p><text:s text:c="2"/>Limiares <text:s text:c="5"/>(35)</text:p>
          </table:table-cell>
          <table:table-cell/>
          <table:table-cell table:style-name="ce7" office:value-type="string">
            <text:p><text:s text:c="2"/>Mistura <text:s text:c="6"/></text:p>
          </table:table-cell>
          <table:table-cell table:style-name="ce12" office:value-type="float" office:value="0.780973111111111">
            <text:p>0,7809731111</text:p>
          </table:table-cell>
          <table:table-cell table:style-name="ce17" office:value-type="float" office:value="2.44664606835779">
            <text:p>2,4466460684</text:p>
          </table:table-cell>
        </table:table-row>
        <table:table-row table:style-name="ro1">
          <table:table-cell office:value-type="string">
            <text:p><text:s text:c="2"/>Ruído <text:s text:c="8"/></text:p>
          </table:table-cell>
          <table:table-cell office:value-type="float" office:value="60.77781">
            <text:p>60,77781</text:p>
          </table:table-cell>
          <table:table-cell office:value-type="float" office:value="8.25764">
            <text:p>8,25764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<text:s text:c="2"/>Ruído <text:s text:c="8"/></text:p>
          </table:table-cell>
          <table:table-cell office:value-type="float" office:value="86.76219">
            <text:p>86,76219</text:p>
          </table:table-cell>
          <table:table-cell office:value-type="float" office:value="1.165064">
            <text:p>1,165064</text:p>
          </table:table-cell>
          <table:table-cell office:value-type="float" office:value="11">
            <text:p>11</text:p>
          </table:table-cell>
          <table:table-cell/>
          <table:table-cell table:style-name="ce10"/>
          <table:table-cell table:style-name="ce8" table:formula="of:=CONCATENATE([.K38]; &quot;(&quot;; [.L38]; &quot;)&quot;)" office:value-type="string" office:string-value="  Mistura       (25)">
            <text:p><text:s text:c="2"/>Mistura <text:s text:c="6"/>(25)</text:p>
          </table:table-cell>
          <table:table-cell table:style-name="ce8" table:formula="of:=CONCATENATE([.K38]; &quot;(&quot;; [.M38]; &quot;)&quot;)" office:value-type="string" office:string-value="  Mistura       (14)">
            <text:p><text:s text:c="2"/>Mistura <text:s text:c="6"/>(14)</text:p>
          </table:table-cell>
          <table:table-cell table:style-name="ce8" table:formula="of:=CONCATENATE([.K38]; &quot;(&quot;; [.N38]; &quot;)&quot;)" office:value-type="string" office:string-value="  Mistura       (39)">
            <text:p><text:s text:c="2"/>Mistura <text:s text:c="6"/>(39)</text:p>
          </table:table-cell>
          <table:table-cell/>
          <table:table-cell table:style-name="ce7" office:value-type="string">
            <text:p><text:s text:c="2"/>Borramento <text:s text:c="3"/></text:p>
          </table:table-cell>
          <table:table-cell table:style-name="ce12" office:value-type="float" office:value="0.474172222222224">
            <text:p>0,4741722222</text:p>
          </table:table-cell>
          <table:table-cell table:style-name="ce17" office:value-type="float" office:value="0.869197736934003">
            <text:p>0,8691977369</text:p>
          </table:table-cell>
        </table:table-row>
        <table:table-row table:style-name="ro1">
          <table:table-cell office:value-type="string">
            <text:p><text:s text:c="2"/>Saliência <text:s text:c="4"/></text:p>
          </table:table-cell>
          <table:table-cell office:value-type="float" office:value="67.58411">
            <text:p>67,58411</text:p>
          </table:table-cell>
          <table:table-cell office:value-type="float" office:value="6.23671">
            <text:p>6,23671</text:p>
          </table:table-cell>
          <table:table-cell office:value-type="float" office:value="7">
            <text:p>7</text:p>
          </table:table-cell>
          <table:table-cell/>
          <table:table-cell office:value-type="string">
            <text:p><text:s text:c="2"/>Saliência <text:s text:c="4"/></text:p>
          </table:table-cell>
          <table:table-cell office:value-type="float" office:value="88.136675">
            <text:p>88,136675</text:p>
          </table:table-cell>
          <table:table-cell office:value-type="float" office:value="0.988034">
            <text:p>0,988034</text:p>
          </table:table-cell>
          <table:table-cell office:value-type="float" office:value="8">
            <text:p>8</text:p>
          </table:table-cell>
          <table:table-cell/>
          <table:table-cell table:style-name="ce10"/>
          <table:table-cell table:style-name="ce8" table:formula="of:=CONCATENATE([.K39]; &quot;(&quot;; [.L39]; &quot;)&quot;)" office:value-type="string" office:string-value="  Ruído         (47)">
            <text:p><text:s text:c="2"/>Ruído <text:s text:c="8"/>(47)</text:p>
          </table:table-cell>
          <table:table-cell table:style-name="ce8" table:formula="of:=CONCATENATE([.K39]; &quot;(&quot;; [.M39]; &quot;)&quot;)" office:value-type="string" office:string-value="  Ruído         (28)">
            <text:p><text:s text:c="2"/>Ruído <text:s text:c="8"/>(28)</text:p>
          </table:table-cell>
          <table:table-cell table:style-name="ce8" table:formula="of:=CONCATENATE([.K39]; &quot;(&quot;; [.N39]; &quot;)&quot;)" office:value-type="string" office:string-value="  Ruído         (75)">
            <text:p><text:s text:c="2"/>Ruído <text:s text:c="8"/>(75)</text:p>
          </table:table-cell>
          <table:table-cell/>
          <table:table-cell table:style-name="ce7" office:value-type="string">
            <text:p>Desbalanceado <text:s text:c="2"/></text:p>
          </table:table-cell>
          <table:table-cell table:style-name="ce12" office:value-type="float" office:value="0">
            <text:p>0</text:p>
          </table:table-cell>
          <table:table-cell table:style-name="ce17" office:value-type="float" office:value="0">
            <text:p>0</text:p>
          </table:table-cell>
        </table:table-row>
        <table:table-row table:style-name="ro1">
          <table:table-cell office:value-type="string">
            <text:p><text:s text:c="2"/>SMOTE Visual <text:s/></text:p>
          </table:table-cell>
          <table:table-cell office:value-type="float" office:value="53.91227">
            <text:p>53,91227</text:p>
          </table:table-cell>
          <table:table-cell office:value-type="float" office:value="7.907406">
            <text:p>7,907406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<text:s text:c="2"/>SMOTE Visual <text:s/></text:p>
          </table:table-cell>
          <table:table-cell office:value-type="float" office:value="88.395965">
            <text:p>88,395965</text:p>
          </table:table-cell>
          <table:table-cell office:value-type="float" office:value="1.081594">
            <text:p>1,081594</text:p>
          </table:table-cell>
          <table:table-cell office:value-type="float" office:value="5">
            <text:p>5</text:p>
          </table:table-cell>
          <table:table-cell/>
          <table:table-cell table:style-name="ce10"/>
          <table:table-cell table:style-name="ce8" table:formula="of:=CONCATENATE([.K40]; &quot;(&quot;; [.L40]; &quot;)&quot;)" office:value-type="string" office:string-value="  Saliência     (22)">
            <text:p><text:s text:c="2"/>Saliência <text:s text:c="4"/>(22)</text:p>
          </table:table-cell>
          <table:table-cell table:style-name="ce8" table:formula="of:=CONCATENATE([.K40]; &quot;(&quot;; [.M40]; &quot;)&quot;)" office:value-type="string" office:string-value="  Saliência     (24)">
            <text:p><text:s text:c="2"/>Saliência <text:s text:c="4"/>(24)</text:p>
          </table:table-cell>
          <table:table-cell table:style-name="ce8" table:formula="of:=CONCATENATE([.K40]; &quot;(&quot;; [.N40]; &quot;)&quot;)" office:value-type="string" office:string-value="  Saliência     (46)">
            <text:p><text:s text:c="2"/>Saliência <text:s text:c="4"/>(46)</text:p>
          </table:table-cell>
          <table:table-cell/>
          <table:table-cell table:style-name="ce7" office:value-type="string">
            <text:p><text:s text:c="3"/>Todos <text:s text:c="7"/></text:p>
          </table:table-cell>
          <table:table-cell table:style-name="ce12" office:value-type="float" office:value="-0.57906622222222">
            <text:p>-0,5790662222</text:p>
          </table:table-cell>
          <table:table-cell table:style-name="ce17" office:value-type="float" office:value="6.28181198970958">
            <text:p>6,2818119897</text:p>
          </table:table-cell>
        </table:table-row>
        <table:table-row table:style-name="ro1">
          <table:table-cell office:value-type="string">
            <text:p><text:s/>SMOTE <text:s text:c="9"/></text:p>
          </table:table-cell>
          <table:table-cell office:value-type="float" office:value="62.32287">
            <text:p>62,32287</text:p>
          </table:table-cell>
          <table:table-cell office:value-type="float" office:value="5.726037">
            <text:p>5,726037</text:p>
          </table:table-cell>
          <table:table-cell office:value-type="float" office:value="9">
            <text:p>9</text:p>
          </table:table-cell>
          <table:table-cell/>
          <table:table-cell office:value-type="string">
            <text:p><text:s/>SMOTE <text:s text:c="9"/></text:p>
          </table:table-cell>
          <table:table-cell office:value-type="float" office:value="63.183905">
            <text:p>63,183905</text:p>
          </table:table-cell>
          <table:table-cell office:value-type="float" office:value="2.355925">
            <text:p>2,355925</text:p>
          </table:table-cell>
          <table:table-cell office:value-type="float" office:value="12">
            <text:p>12</text:p>
          </table:table-cell>
          <table:table-cell/>
          <table:table-cell table:style-name="ce10"/>
          <table:table-cell table:style-name="ce8" table:formula="of:=CONCATENATE([.K41]; &quot;(&quot;; [.L41]; &quot;)&quot;)" office:value-type="string" office:string-value="  SMOTE Visual  (47)">
            <text:p><text:s text:c="2"/>SMOTE Visual <text:s/>(47)</text:p>
          </table:table-cell>
          <table:table-cell table:style-name="ce8" table:formula="of:=CONCATENATE([.K41]; &quot;(&quot;; [.M41]; &quot;)&quot;)" office:value-type="string" office:string-value="  SMOTE Visual  (42)">
            <text:p><text:s text:c="2"/>SMOTE Visual <text:s/>(42)</text:p>
          </table:table-cell>
          <table:table-cell table:style-name="ce8" table:formula="of:=CONCATENATE([.K41]; &quot;(&quot;; [.N41]; &quot;)&quot;)" office:value-type="string" office:string-value="  SMOTE Visual  (89)">
            <text:p><text:s text:c="2"/>SMOTE Visual <text:s/>(89)</text:p>
          </table:table-cell>
          <table:table-cell/>
          <table:table-cell table:style-name="ce7" office:value-type="string">
            <text:p><text:s text:c="2"/>Ruído <text:s text:c="8"/></text:p>
          </table:table-cell>
          <table:table-cell table:style-name="ce12" office:value-type="float" office:value="-0.938100666666664">
            <text:p>-0,9381006667</text:p>
          </table:table-cell>
          <table:table-cell table:style-name="ce17" office:value-type="float" office:value="4.3057799714759">
            <text:p>4,3057799715</text:p>
          </table:table-cell>
        </table:table-row>
        <table:table-row table:style-name="ro1">
          <table:table-cell office:value-type="string">
            <text:p>Desbalanceado <text:s text:c="2"/></text:p>
          </table:table-cell>
          <table:table-cell office:value-type="float" office:value="70.62148">
            <text:p>70,62148</text:p>
          </table:table-cell>
          <table:table-cell office:value-type="float" office:value="8.314352">
            <text:p>8,31435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balanceado <text:s text:c="2"/></text:p>
          </table:table-cell>
          <table:table-cell office:value-type="float" office:value="88.12131">
            <text:p>88,12131</text:p>
          </table:table-cell>
          <table:table-cell office:value-type="float" office:value="0.985599">
            <text:p>0,985599</text:p>
          </table:table-cell>
          <table:table-cell office:value-type="float" office:value="9">
            <text:p>9</text:p>
          </table:table-cell>
          <table:table-cell/>
          <table:table-cell table:style-name="ce10"/>
          <table:table-cell table:style-name="ce8" table:formula="of:=CONCATENATE([.K42]; &quot;(&quot;; [.L42]; &quot;)&quot;)" office:value-type="string" office:string-value=" SMOTE          (29)">
            <text:p><text:s/>SMOTE <text:s text:c="9"/>(29)</text:p>
          </table:table-cell>
          <table:table-cell table:style-name="ce8" table:formula="of:=CONCATENATE([.K42]; &quot;(&quot;; [.M42]; &quot;)&quot;)" office:value-type="string" office:string-value=" SMOTE          (13)">
            <text:p><text:s/>SMOTE <text:s text:c="9"/>(13)</text:p>
          </table:table-cell>
          <table:table-cell table:style-name="ce8" table:formula="of:=CONCATENATE([.K42]; &quot;(&quot;; [.N42]; &quot;)&quot;)" office:value-type="string" office:string-value=" SMOTE          (42)">
            <text:p><text:s/>SMOTE <text:s text:c="9"/>(42)</text:p>
          </table:table-cell>
          <table:table-cell/>
          <table:table-cell table:style-name="ce7" office:value-type="string">
            <text:p><text:s/>SMOTE <text:s text:c="9"/></text:p>
          </table:table-cell>
          <table:table-cell table:style-name="ce12" office:value-type="float" office:value="-1.78154188888889">
            <text:p>-1,7815418889</text:p>
          </table:table-cell>
          <table:table-cell table:style-name="ce17" office:value-type="float" office:value="9.5490022111835">
            <text:p>9,5490022112</text:p>
          </table:table-cell>
        </table:table-row>
        <table:table-row table:style-name="ro1">
          <table:table-cell table:number-columns-repeated="10"/>
          <table:table-cell table:style-name="ce10"/>
          <table:table-cell table:style-name="ce8" table:formula="of:=CONCATENATE([.K43]; &quot;(&quot;; [.L43]; &quot;)&quot;)" office:value-type="string" office:string-value="Desbalanceado   (52)">
            <text:p>Desbalanceado <text:s text:c="2"/>(52)</text:p>
          </table:table-cell>
          <table:table-cell table:style-name="ce8" table:formula="of:=CONCATENATE([.K43]; &quot;(&quot;; [.M43]; &quot;)&quot;)" office:value-type="string" office:string-value="Desbalanceado   (34)">
            <text:p>Desbalanceado <text:s text:c="2"/>(34)</text:p>
          </table:table-cell>
          <table:table-cell table:style-name="ce8" table:formula="of:=CONCATENATE([.K43]; &quot;(&quot;; [.N43]; &quot;)&quot;)" office:value-type="string" office:string-value="Desbalanceado   (86)">
            <text:p>Desbalanceado <text:s text:c="2"/>(86)</text:p>
          </table:table-cell>
          <table:table-cell/>
          <table:table-cell table:style-name="ce7" office:value-type="string">
            <text:p><text:s text:c="2"/>SMOTE Visual <text:s/></text:p>
          </table:table-cell>
          <table:table-cell table:style-name="ce12" office:value-type="float" office:value="-3.21788344444444">
            <text:p>-3,2178834444</text:p>
          </table:table-cell>
          <table:table-cell table:style-name="ce17" office:value-type="float" office:value="6.98118380720394">
            <text:p>6,9811838072</text:p>
          </table:table-cell>
        </table:table-row>
        <table:table-row table:style-name="ro1">
          <table:table-cell table:number-columns-repeated="5"/>
          <table:table-cell table:style-name="ce1" office:value-type="string">
            <text:p>Shark and Fish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<text:s text:c="3"/>Todos <text:s text:c="7"/></text:p>
          </table:table-cell>
          <table:table-cell office:value-type="float" office:value="77.128293">
            <text:p>77,128293</text:p>
          </table:table-cell>
          <table:table-cell office:value-type="float" office:value="2.064232">
            <text:p>2,064232</text:p>
          </table:table-cell>
          <table:table-cell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 text:c="2"/>Aguçamento <text:s text:c="3"/></text:p>
          </table:table-cell>
          <table:table-cell office:value-type="float" office:value="76.862198">
            <text:p>76,862198</text:p>
          </table:table-cell>
          <table:table-cell office:value-type="float" office:value="1.786898">
            <text:p>1,786898</text:p>
          </table:table-cell>
          <table:table-cell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 text:c="2"/>Borramento <text:s text:c="3"/></text:p>
          </table:table-cell>
          <table:table-cell office:value-type="float" office:value="73.919025">
            <text:p>73,919025</text:p>
          </table:table-cell>
          <table:table-cell office:value-type="float" office:value="1.942236">
            <text:p>1,942236</text:p>
          </table:table-cell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<text:s text:c="2"/>Composição 16 </text:p>
          </table:table-cell>
          <table:table-cell office:value-type="float" office:value="75.43596">
            <text:p>75,43596</text:p>
          </table:table-cell>
          <table:table-cell office:value-type="float" office:value="2.254193">
            <text:p>2,254193</text:p>
          </table:table-cell>
          <table:table-cell office:value-type="float" office:value="7">
            <text:p>7</text:p>
          </table:table-cell>
          <table:table-cell table:number-columns-repeated="2"/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Composição 4 <text:s/></text:p>
          </table:table-cell>
          <table:table-cell office:value-type="float" office:value="74.359165">
            <text:p>74,359165</text:p>
          </table:table-cell>
          <table:table-cell office:value-type="float" office:value="1.974563">
            <text:p>1,974563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ce7" office:value-type="string">
            <text:p>Aguçamento (16)</text:p>
          </table:table-cell>
          <table:table-cell table:style-name="ce7" office:value-type="string">
            <text:p>SMOTE (13)</text:p>
          </table:table-cell>
          <table:table-cell table:style-name="ce7" office:value-type="string">
            <text:p>Limiares (35)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" office:value-type="string">
            <text:p><text:s text:c="2"/>Limiares <text:s text:c="5"/></text:p>
          </table:table-cell>
          <table:table-cell table:style-name="ce5" office:value-type="float" office:value="78.330465">
            <text:p>78,330465</text:p>
          </table:table-cell>
          <table:table-cell table:style-name="ce5" office:value-type="float" office:value="1.768789">
            <text:p>1,768789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style-name="ce7" office:value-type="string">
            <text:p>Limiares (17)</text:p>
          </table:table-cell>
          <table:table-cell table:style-name="ce7" office:value-type="string">
            <text:p>Mistura (14)</text:p>
          </table:table-cell>
          <table:table-cell table:style-name="ce7" office:value-type="string">
            <text:p>Mistura (39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Mistura <text:s text:c="6"/></text:p>
          </table:table-cell>
          <table:table-cell office:value-type="float" office:value="77.38194">
            <text:p>77,38194</text:p>
          </table:table-cell>
          <table:table-cell office:value-type="float" office:value="2.588103">
            <text:p>2,588103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7" office:value-type="string">
            <text:p>Saliência (22)</text:p>
          </table:table-cell>
          <table:table-cell table:style-name="ce7" office:value-type="string">
            <text:p>Limiares (18)</text:p>
          </table:table-cell>
          <table:table-cell table:style-name="ce7" office:value-type="string">
            <text:p>SMOTE (42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Ruído <text:s text:c="8"/></text:p>
          </table:table-cell>
          <table:table-cell office:value-type="float" office:value="74.094233">
            <text:p>74,094233</text:p>
          </table:table-cell>
          <table:table-cell office:value-type="float" office:value="1.743535">
            <text:p>1,743535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7" office:value-type="string">
            <text:p>Todos (25)</text:p>
          </table:table-cell>
          <table:table-cell table:style-name="ce7" office:value-type="string">
            <text:p>Todos (22)</text:p>
          </table:table-cell>
          <table:table-cell table:style-name="ce7" office:value-type="string">
            <text:p>Aguçamento (43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Saliência <text:s text:c="4"/></text:p>
          </table:table-cell>
          <table:table-cell office:value-type="float" office:value="76.934077">
            <text:p>76,934077</text:p>
          </table:table-cell>
          <table:table-cell office:value-type="float" office:value="2.114528">
            <text:p>2,114528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7" office:value-type="string">
            <text:p>Mistura (25)</text:p>
          </table:table-cell>
          <table:table-cell table:style-name="ce7" office:value-type="string">
            <text:p>Saliência (24)</text:p>
          </table:table-cell>
          <table:table-cell table:style-name="ce7" office:value-type="string">
            <text:p>Saliência (46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 text:c="2"/>SMOTE Visual <text:s/></text:p>
          </table:table-cell>
          <table:table-cell office:value-type="float" office:value="74.569545">
            <text:p>74,569545</text:p>
          </table:table-cell>
          <table:table-cell office:value-type="float" office:value="1.6481">
            <text:p>1,6481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7" office:value-type="string">
            <text:p>Composição 4 (29)</text:p>
          </table:table-cell>
          <table:table-cell table:style-name="ce7" office:value-type="string">
            <text:p>Aguçamento (27)</text:p>
          </table:table-cell>
          <table:table-cell table:style-name="ce7" office:value-type="string">
            <text:p>Todos (47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SMOTE <text:s text:c="9"/></text:p>
          </table:table-cell>
          <table:table-cell office:value-type="float" office:value="78.06689">
            <text:p>78,06689</text:p>
          </table:table-cell>
          <table:table-cell office:value-type="float" office:value="2.107176">
            <text:p>2,107176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7" office:value-type="string">
            <text:p>SMOTE (29)</text:p>
          </table:table-cell>
          <table:table-cell table:style-name="ce7" office:value-type="string">
            <text:p>Composição 4 (28)</text:p>
          </table:table-cell>
          <table:table-cell table:style-name="ce7" office:value-type="string">
            <text:p>Composição 4 (57)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Desbalanceado <text:s text:c="2"/></text:p>
          </table:table-cell>
          <table:table-cell office:value-type="float" office:value="73.378227">
            <text:p>73,378227</text:p>
          </table:table-cell>
          <table:table-cell office:value-type="float" office:value="2.110355">
            <text:p>2,110355</text:p>
          </table:table-cell>
          <table:table-cell office:value-type="float" office:value="12">
            <text:p>12</text:p>
          </table:table-cell>
          <table:table-cell table:number-columns-repeated="2"/>
          <table:table-cell table:style-name="ce7" office:value-type="string">
            <text:p>Composição 16 (37)</text:p>
          </table:table-cell>
          <table:table-cell table:style-name="ce7" office:value-type="string">
            <text:p>Ruído (28)</text:p>
          </table:table-cell>
          <table:table-cell table:style-name="ce7" office:value-type="string">
            <text:p>Composição 16 (69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string">
            <text:p>Borramento (44)</text:p>
          </table:table-cell>
          <table:table-cell table:style-name="ce7" office:value-type="string">
            <text:p>Borramento (29)</text:p>
          </table:table-cell>
          <table:table-cell table:style-name="ce7" office:value-type="string">
            <text:p>Borramento (73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string">
            <text:p>Ruído (47)</text:p>
          </table:table-cell>
          <table:table-cell table:style-name="ce7" office:value-type="string">
            <text:p>Composição 16 (32)</text:p>
          </table:table-cell>
          <table:table-cell table:style-name="ce7" office:value-type="string">
            <text:p>Ruído (75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string">
            <text:p>SMOTE Visual (47)</text:p>
          </table:table-cell>
          <table:table-cell table:style-name="ce7" office:value-type="string">
            <text:p>Desbalanceado (34)</text:p>
          </table:table-cell>
          <table:table-cell table:style-name="ce7" office:value-type="string">
            <text:p>Desbalanceado (86)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7" office:value-type="string">
            <text:p>Desbalanceado (52)</text:p>
          </table:table-cell>
          <table:table-cell table:style-name="ce7" office:value-type="string">
            <text:p>SMOTE Visual (42)</text:p>
          </table:table-cell>
          <table:table-cell table:style-name="ce7" office:value-type="string">
            <text:p>SMOTE Visual (89)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0"/>
          <table:table-cell table:style-name="ce6" office:value-type="string">
            <text:p>Métodos</text:p>
          </table:table-cell>
          <table:table-cell table:style-name="ce6" office:value-type="string">
            <text:p>Cenários de duas classes</text:p>
          </table:table-cell>
          <table:table-cell table:style-name="ce6" office:value-type="string">
            <text:p>Cenário Multiclasses</text:p>
          </table:table-cell>
          <table:table-cell table:style-name="ce6" office:value-type="string">
            <text:p>Todos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Aguçamento <text:s text:c="3"/></text:p>
          </table:table-cell>
          <table:table-cell table:style-name="ce13" office:value-type="float" office:value="84.4735752">
            <text:p>84,473575</text:p>
          </table:table-cell>
          <table:table-cell table:style-name="ce13" office:value-type="float" office:value="74.81765375">
            <text:p>74,817654</text:p>
          </table:table-cell>
          <table:table-cell table:style-name="ce13" office:value-type="float" office:value="80.1820545555556">
            <text:p>80,18205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Limiares <text:s text:c="5"/></text:p>
          </table:table-cell>
          <table:table-cell table:style-name="ce14" office:value-type="float" office:value="84.3324076">
            <text:p>84,332408</text:p>
          </table:table-cell>
          <table:table-cell table:style-name="ce14" office:value-type="float" office:value="74.47247375">
            <text:p>74,472474</text:p>
          </table:table-cell>
          <table:table-cell table:style-name="ce15" office:value-type="float" office:value="79.9502147777778">
            <text:p>79,95021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Saliência <text:s text:c="4"/></text:p>
          </table:table-cell>
          <table:table-cell table:style-name="ce14" office:value-type="float" office:value="84.1722384">
            <text:p>84,172238</text:p>
          </table:table-cell>
          <table:table-cell table:style-name="ce14" office:value-type="float" office:value="74.248645">
            <text:p>74,248645</text:p>
          </table:table-cell>
          <table:table-cell table:style-name="ce15" office:value-type="float" office:value="79.7617524444444">
            <text:p>79,76175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Composição 4 <text:s/></text:p>
          </table:table-cell>
          <table:table-cell table:style-name="ce15" office:value-type="float" office:value="83.1237382">
            <text:p>83,123738</text:p>
          </table:table-cell>
          <table:table-cell table:style-name="ce14" office:value-type="float" office:value="74.667785">
            <text:p>74,667785</text:p>
          </table:table-cell>
          <table:table-cell table:style-name="ce15" office:value-type="float" office:value="79.3655367777778">
            <text:p>79,365537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Composição 16 </text:p>
          </table:table-cell>
          <table:table-cell table:style-name="ce15" office:value-type="float" office:value="82.9778496">
            <text:p>82,977850</text:p>
          </table:table-cell>
          <table:table-cell table:style-name="ce14" office:value-type="float" office:value="74.58191175">
            <text:p>74,581912</text:p>
          </table:table-cell>
          <table:table-cell table:style-name="ce15" office:value-type="float" office:value="79.2463216666667">
            <text:p>79,24632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Mistura <text:s text:c="6"/></text:p>
          </table:table-cell>
          <table:table-cell table:style-name="ce15" office:value-type="float" office:value="83.1245816">
            <text:p>83,124582</text:p>
          </table:table-cell>
          <table:table-cell table:style-name="ce14" office:value-type="float" office:value="74.0458865">
            <text:p>74,045887</text:p>
          </table:table-cell>
          <table:table-cell table:style-name="ce15" office:value-type="float" office:value="79.089606">
            <text:p>79,089606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Borramento <text:s text:c="3"/></text:p>
          </table:table-cell>
          <table:table-cell table:style-name="ce15" office:value-type="float" office:value="82.164793">
            <text:p>82,164793</text:p>
          </table:table-cell>
          <table:table-cell table:style-name="ce14" office:value-type="float" office:value="74.55532025">
            <text:p>74,555320</text:p>
          </table:table-cell>
          <table:table-cell table:style-name="ce15" office:value-type="float" office:value="78.7828051111111">
            <text:p>78,782805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Desbalanceado <text:s text:c="2"/></text:p>
          </table:table-cell>
          <table:table-cell table:style-name="ce15" office:value-type="float" office:value="81.3143348">
            <text:p>81,314335</text:p>
          </table:table-cell>
          <table:table-cell table:style-name="ce14" office:value-type="float" office:value="74.5515055">
            <text:p>74,551506</text:p>
          </table:table-cell>
          <table:table-cell table:style-name="ce15" office:value-type="float" office:value="78.3086328888889">
            <text:p>78,30863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3"/>Todos <text:s text:c="7"/></text:p>
          </table:table-cell>
          <table:table-cell table:style-name="ce15" office:value-type="float" office:value="82.3580892">
            <text:p>82,358089</text:p>
          </table:table-cell>
          <table:table-cell table:style-name="ce15" office:value-type="float" office:value="71.9439135">
            <text:p>71,943914</text:p>
          </table:table-cell>
          <table:table-cell table:style-name="ce15" office:value-type="float" office:value="77.7295666666667">
            <text:p>77,729567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Ruído <text:s text:c="8"/></text:p>
          </table:table-cell>
          <table:table-cell table:style-name="ce15" office:value-type="float" office:value="81.1792466">
            <text:p>81,179247</text:p>
          </table:table-cell>
          <table:table-cell table:style-name="ce15" office:value-type="float" office:value="72.60963925">
            <text:p>72,609639</text:p>
          </table:table-cell>
          <table:table-cell table:style-name="ce15" office:value-type="float" office:value="77.3705322222222">
            <text:p>77,370532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/>SMOTE <text:s text:c="9"/></text:p>
          </table:table-cell>
          <table:table-cell table:style-name="ce15" office:value-type="float" office:value="79.0855006">
            <text:p>79,085501</text:p>
          </table:table-cell>
          <table:table-cell table:style-name="ce15" office:value-type="float" office:value="73.329079">
            <text:p>73,329079</text:p>
          </table:table-cell>
          <table:table-cell table:style-name="ce15" office:value-type="float" office:value="76.527091">
            <text:p>76,527091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7" office:value-type="string">
            <text:p><text:s text:c="2"/>SMOTE Visual <text:s/></text:p>
          </table:table-cell>
          <table:table-cell table:style-name="ce15" office:value-type="float" office:value="78.811666">
            <text:p>78,811666</text:p>
          </table:table-cell>
          <table:table-cell table:style-name="ce15" office:value-type="float" office:value="70.43960375">
            <text:p>70,439604</text:p>
          </table:table-cell>
          <table:table-cell table:style-name="ce15" office:value-type="float" office:value="75.0907494444445">
            <text:p>75,090749</text:p>
          </table:table-cell>
          <table:table-cell table:number-columns-repeated="4"/>
        </table:table-row>
        <table:table-row table:style-name="ro1" table:number-rows-repeated="1048486">
          <table:table-cell table:number-columns-repeated="18"/>
        </table:table-row>
        <table:table-row table:style-name="ro1">
          <table:table-cell table:number-columns-repeated="18"/>
        </table:table-row>
      </table:table>
      <table:database-ranges>
        <table:database-range table:name="__Anonymous_Sheet_DB__0" table:target-range-address="Sheet1.K78:Sheet1.N89" table:contains-header="false">
          <table:sort>
            <table:sort-by table:field-number="3" table:order="descending" table:data-type="automatic"/>
          </table:sort>
        </table:database-range>
        <table:database-range table:target-range-address="Sheet1.P32:Sheet1.R43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11/05/2016</text:date>, <text:time>23:0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1T23:09:40</dc:date>
    <meta:generator>OpenOffice/4.1.0$Unix OpenOffice.org_project/410m18$Build-9764</meta:generator>
    <meta:editing-duration>PT3H54M41S</meta:editing-duration>
    <meta:editing-cycles>30</meta:editing-cycles>
    <dc:creator>Gabriela Thumé</dc:creator>
    <meta:document-statistic meta:table-count="1" meta:cell-count="847" meta:object-count="0"/>
  </office:meta>
</office:document-meta>
</file>